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1">
            <text:p>20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54">
            <text:p>25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85">
            <text:p>38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749">
            <text:p>1974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071">
            <text:p>200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2643">
            <text:p>2264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8">
            <text:p>2021-03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23)">
            <text:p>(0.94 - 1.2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9">
            <text:p>1.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19.875">
            <text:p>-119.87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24610187110187">
            <text:p>-0.0124610187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56690777406574">
            <text:p>0.9566907774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532">
            <text:p>8532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189.875">
            <text:p>-189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22544538209095">
            <text:p>-0.0222544538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23080122627956">
            <text:p>0.9230801226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30.7985740676906">
            <text:p>-30.7985740677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60">
            <text:p>8860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04.875">
            <text:p>-204.87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31235891647856">
            <text:p>-0.0231235892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2011545065994">
            <text:p>0.9201154507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9.6278359923697">
            <text:p>-29.6278359924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902">
            <text:p>11902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34.625">
            <text:p>-134.62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13111241808099">
            <text:p>-0.0113111242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60661830766423">
            <text:p>0.9606618308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690">
            <text:p>12690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170.25">
            <text:p>-170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34160756501182">
            <text:p>-0.0134160757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53396517752852">
            <text:p>0.9533965178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8735">
            <text:p>8735</text:p>
          </table:table-cell>
          <table:table-cell office:value-type="float" office:value="11638">
            <text:p>11638</text:p>
          </table:table-cell>
          <table:table-cell office:value-type="float" office:value="18223">
            <text:p>18223</text:p>
          </table:table-cell>
          <table:table-cell office:value-type="float" office:value="-201.625">
            <text:p>-201.625</text:p>
          </table:table-cell>
          <table:table-cell office:value-type="float" office:value="-123.375">
            <text:p>-123.375</text:p>
          </table:table-cell>
          <table:table-cell office:value-type="float" office:value="-332">
            <text:p>-332</text:p>
          </table:table-cell>
          <table:table-cell office:value-type="float" office:value="-0.0230824270177447">
            <text:p>-0.023082427</text:p>
          </table:table-cell>
          <table:table-cell office:value-type="float" office:value="-0.0106010482900842">
            <text:p>-0.0106010483</text:p>
          </table:table-cell>
          <table:table-cell office:value-type="float" office:value="-0.0182187345662075">
            <text:p>-0.0182187346</text:p>
          </table:table-cell>
          <table:table-cell office:value-type="float" office:value="0.920255790374471">
            <text:p>0.9202557904</text:p>
          </table:table-cell>
          <table:table-cell office:value-type="float" office:value="0.963116600145409">
            <text:p>0.9631166001</text:p>
          </table:table-cell>
          <table:table-cell office:value-type="float" office:value="0.936884996705094">
            <text:p>0.9368849967</text:p>
          </table:table-cell>
          <table:table-cell office:value-type="float" office:value="-29.6812932330465">
            <text:p>-29.6812932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276">
            <text:p>8276</text:p>
          </table:table-cell>
          <table:table-cell office:value-type="float" office:value="11375">
            <text:p>11375</text:p>
          </table:table-cell>
          <table:table-cell office:value-type="float" office:value="16548">
            <text:p>16548</text:p>
          </table:table-cell>
          <table:table-cell office:value-type="float" office:value="-79.625">
            <text:p>-79.625</text:p>
          </table:table-cell>
          <table:table-cell office:value-type="float" office:value="-213">
            <text:p>-213</text:p>
          </table:table-cell>
          <table:table-cell office:value-type="float" office:value="-242.875">
            <text:p>-242.875</text:p>
          </table:table-cell>
          <table:table-cell office:value-type="float" office:value="-0.00962119381343644">
            <text:p>-0.0096211938</text:p>
          </table:table-cell>
          <table:table-cell office:value-type="float" office:value="-0.0187252747252747">
            <text:p>-0.0187252747</text:p>
          </table:table-cell>
          <table:table-cell office:value-type="float" office:value="-0.0146770002417211">
            <text:p>-0.0146770002</text:p>
          </table:table-cell>
          <table:table-cell office:value-type="float" office:value="0.966507253698948">
            <text:p>0.9665072537</text:p>
          </table:table-cell>
          <table:table-cell office:value-type="float" office:value="0.935148784852071">
            <text:p>0.9351487849</text:p>
          </table:table-cell>
          <table:table-cell office:value-type="float" office:value="0.949052711252724">
            <text:p>0.94905271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8140">
            <text:p>8140</text:p>
          </table:table-cell>
          <table:table-cell office:value-type="float" office:value="11522">
            <text:p>11522</text:p>
          </table:table-cell>
          <table:table-cell office:value-type="float" office:value="16248">
            <text:p>16248</text:p>
          </table:table-cell>
          <table:table-cell office:value-type="float" office:value="-19.5">
            <text:p>-19.5</text:p>
          </table:table-cell>
          <table:table-cell office:value-type="float" office:value="-81.625">
            <text:p>-81.625</text:p>
          </table:table-cell>
          <table:table-cell office:value-type="float" office:value="-203.5">
            <text:p>-203.5</text:p>
          </table:table-cell>
          <table:table-cell office:value-type="float" office:value="-0.0023955773955774">
            <text:p>-0.0023955774</text:p>
          </table:table-cell>
          <table:table-cell office:value-type="float" office:value="-0.00708427356361743">
            <text:p>-0.0070842736</text:p>
          </table:table-cell>
          <table:table-cell office:value-type="float" office:value="-0.0125246184145741">
            <text:p>-0.0125246184</text:p>
          </table:table-cell>
          <table:table-cell office:value-type="float" office:value="0.991626727145953">
            <text:p>0.9916267271</text:p>
          </table:table-cell>
          <table:table-cell office:value-type="float" office:value="0.97530340891391">
            <text:p>0.9753034089</text:p>
          </table:table-cell>
          <table:table-cell office:value-type="float" office:value="0.956471293039195">
            <text:p>0.956471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table:number-columns-repeated="2" office:value-type="float" office:value="635">
            <text:p>635</text:p>
          </table:table-cell>
          <table:table-cell office:value-type="float" office:value="7898">
            <text:p>7898</text:p>
          </table:table-cell>
          <table:table-cell office:value-type="float" office:value="11255">
            <text:p>11255</text:p>
          </table:table-cell>
          <table:table-cell office:value-type="float" office:value="17034">
            <text:p>17034</text:p>
          </table:table-cell>
          <table:table-cell office:value-type="float" office:value="-128.375">
            <text:p>-128.375</text:p>
          </table:table-cell>
          <table:table-cell office:value-type="float" office:value="-62.5">
            <text:p>-62.5</text:p>
          </table:table-cell>
          <table:table-cell office:value-type="float" office:value="-243.375">
            <text:p>-243.375</text:p>
          </table:table-cell>
          <table:table-cell office:value-type="float" office:value="-0.0162541149658141">
            <text:p>-0.016254115</text:p>
          </table:table-cell>
          <table:table-cell office:value-type="float" office:value="-0.00555308751665926">
            <text:p>-0.0055530875</text:p>
          </table:table-cell>
          <table:table-cell office:value-type="float" office:value="-0.0142876012680521">
            <text:p>-0.0142876013</text:p>
          </table:table-cell>
          <table:table-cell office:value-type="float" office:value="0.943628422276162">
            <text:p>0.9436284223</text:p>
          </table:table-cell>
          <table:table-cell office:value-type="float" office:value="0.980624633782389">
            <text:p>0.9806246338</text:p>
          </table:table-cell>
          <table:table-cell office:value-type="float" office:value="0.950393501239807">
            <text:p>0.95039350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8007">
            <text:p>8007</text:p>
          </table:table-cell>
          <table:table-cell office:value-type="float" office:value="11130">
            <text:p>11130</text:p>
          </table:table-cell>
          <table:table-cell office:value-type="float" office:value="15517">
            <text:p>15517</text:p>
          </table:table-cell>
          <table:table-cell office:value-type="float" office:value="-155.875">
            <text:p>-155.875</text:p>
          </table:table-cell>
          <table:table-cell office:value-type="float" office:value="-261.625">
            <text:p>-261.625</text:p>
          </table:table-cell>
          <table:table-cell office:value-type="float" office:value="-150.125">
            <text:p>-150.125</text:p>
          </table:table-cell>
          <table:table-cell office:value-type="float" office:value="-0.019467341076558">
            <text:p>-0.0194673411</text:p>
          </table:table-cell>
          <table:table-cell office:value-type="float" office:value="-0.0235062893081761">
            <text:p>-0.0235062893</text:p>
          </table:table-cell>
          <table:table-cell office:value-type="float" office:value="-0.00967487272024231">
            <text:p>-0.0096748727</text:p>
          </table:table-cell>
          <table:table-cell office:value-type="float" office:value="0.932607101874485">
            <text:p>0.9326071019</text:p>
          </table:table-cell>
          <table:table-cell office:value-type="float" office:value="0.918810976869981">
            <text:p>0.9188109769</text:p>
          </table:table-cell>
          <table:table-cell office:value-type="float" office:value="0.966321407676972">
            <text:p>0.9663214077</text:p>
          </table:table-cell>
          <table:table-cell office:value-type="float" office:value="0">
            <text:p>0</text:p>
          </table:table-cell>
          <table:table-cell office:value-type="float" office:value="-29.1397853321862">
            <text:p>-29.1397853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4">
            <text:p>574</text:p>
          </table:table-cell>
          <table:table-cell office:value-type="float" office:value="8230">
            <text:p>8230</text:p>
          </table:table-cell>
          <table:table-cell office:value-type="float" office:value="10656">
            <text:p>10656</text:p>
          </table:table-cell>
          <table:table-cell office:value-type="float" office:value="15211">
            <text:p>15211</text:p>
          </table:table-cell>
          <table:table-cell office:value-type="float" office:value="-75.375">
            <text:p>-75.375</text:p>
          </table:table-cell>
          <table:table-cell office:value-type="float" office:value="-117">
            <text:p>-117</text:p>
          </table:table-cell>
          <table:table-cell office:value-type="float" office:value="-257.75">
            <text:p>-257.75</text:p>
          </table:table-cell>
          <table:table-cell office:value-type="float" office:value="-0.00915856622114216">
            <text:p>-0.0091585662</text:p>
          </table:table-cell>
          <table:table-cell office:value-type="float" office:value="-0.0109797297297297">
            <text:p>-0.0109797297</text:p>
          </table:table-cell>
          <table:table-cell office:value-type="float" office:value="-0.0169449740319506">
            <text:p>-0.016944974</text:p>
          </table:table-cell>
          <table:table-cell office:value-type="float" office:value="0.968109421723047">
            <text:p>0.9681094217</text:p>
          </table:table-cell>
          <table:table-cell office:value-type="float" office:value="0.961807232697224">
            <text:p>0.9618072327</text:p>
          </table:table-cell>
          <table:table-cell office:value-type="float" office:value="0.941255369892262">
            <text:p>0.94125536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8258">
            <text:p>8258</text:p>
          </table:table-cell>
          <table:table-cell office:value-type="float" office:value="11801">
            <text:p>11801</text:p>
          </table:table-cell>
          <table:table-cell office:value-type="float" office:value="16127">
            <text:p>16127</text:p>
          </table:table-cell>
          <table:table-cell office:value-type="float" office:value="-7">
            <text:p>-7</text:p>
          </table:table-cell>
          <table:table-cell office:value-type="float" office:value="-65.375">
            <text:p>-65.375</text:p>
          </table:table-cell>
          <table:table-cell office:value-type="float" office:value="-216.5">
            <text:p>-216.5</text:p>
          </table:table-cell>
          <table:table-cell office:value-type="float" office:value="-0.00084766287236619">
            <text:p>-0.0008476629</text:p>
          </table:table-cell>
          <table:table-cell office:value-type="float" office:value="-0.00553978476400305">
            <text:p>-0.0055397848</text:p>
          </table:table-cell>
          <table:table-cell office:value-type="float" office:value="-0.0134246915111304">
            <text:p>-0.0134246915</text:p>
          </table:table-cell>
          <table:table-cell office:value-type="float" office:value="0.997034588270115">
            <text:p>0.9970345883</text:p>
          </table:table-cell>
          <table:table-cell office:value-type="float" office:value="0.980670904187843">
            <text:p>0.9806709042</text:p>
          </table:table-cell>
          <table:table-cell office:value-type="float" office:value="0.953366815501695">
            <text:p>0.95336681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7900">
            <text:p>7900</text:p>
          </table:table-cell>
          <table:table-cell office:value-type="float" office:value="10988">
            <text:p>10988</text:p>
          </table:table-cell>
          <table:table-cell office:value-type="float" office:value="17050">
            <text:p>17050</text:p>
          </table:table-cell>
          <table:table-cell office:value-type="float" office:value="-193.375">
            <text:p>-193.375</text:p>
          </table:table-cell>
          <table:table-cell office:value-type="float" office:value="-11.5">
            <text:p>-11.5</text:p>
          </table:table-cell>
          <table:table-cell office:value-type="float" office:value="-212.625">
            <text:p>-212.625</text:p>
          </table:table-cell>
          <table:table-cell office:value-type="float" office:value="-0.0244778481012658">
            <text:p>-0.0244778481</text:p>
          </table:table-cell>
          <table:table-cell office:value-type="float" office:value="-0.00104659628685839">
            <text:p>-0.0010465963</text:p>
          </table:table-cell>
          <table:table-cell office:value-type="float" office:value="-0.0124706744868035">
            <text:p>-0.0124706745</text:p>
          </table:table-cell>
          <table:table-cell office:value-type="float" office:value="0.915501895139">
            <text:p>0.9155018951</text:p>
          </table:table-cell>
          <table:table-cell office:value-type="float" office:value="0.996339059909019">
            <text:p>0.9963390599</text:p>
          </table:table-cell>
          <table:table-cell office:value-type="float" office:value="0.956657454031613">
            <text:p>0.956657454</text:p>
          </table:table-cell>
          <table:table-cell office:value-type="float" office:value="-27.9693199597063">
            <text:p>-27.9693199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986">
            <text:p>7986</text:p>
          </table:table-cell>
          <table:table-cell office:value-type="float" office:value="10158">
            <text:p>10158</text:p>
          </table:table-cell>
          <table:table-cell office:value-type="float" office:value="15533">
            <text:p>15533</text:p>
          </table:table-cell>
          <table:table-cell office:value-type="float" office:value="103">
            <text:p>103</text:p>
          </table:table-cell>
          <table:table-cell office:value-type="float" office:value="-110.5">
            <text:p>-110.5</text:p>
          </table:table-cell>
          <table:table-cell office:value-type="float" office:value="-175.25">
            <text:p>-175.25</text:p>
          </table:table-cell>
          <table:table-cell office:value-type="float" office:value="0.0128975707488104">
            <text:p>0.0128975707</text:p>
          </table:table-cell>
          <table:table-cell office:value-type="float" office:value="-0.0108781256152786">
            <text:p>-0.0108781256</text:p>
          </table:table-cell>
          <table:table-cell office:value-type="float" office:value="-0.0112824309534539">
            <text:p>-0.011282431</text:p>
          </table:table-cell>
          <table:table-cell office:value-type="float" office:value="1.04546753839003">
            <text:p>1.0454675384</text:p>
          </table:table-cell>
          <table:table-cell office:value-type="float" office:value="0.962158494235652">
            <text:p>0.9621584942</text:p>
          </table:table-cell>
          <table:table-cell office:value-type="float" office:value="0.960760986429421">
            <text:p>0.96076098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725">
            <text:p>7725</text:p>
          </table:table-cell>
          <table:table-cell office:value-type="float" office:value="10540">
            <text:p>10540</text:p>
          </table:table-cell>
          <table:table-cell office:value-type="float" office:value="14431">
            <text:p>14431</text:p>
          </table:table-cell>
          <table:table-cell office:value-type="float" office:value="209.125">
            <text:p>209.125</text:p>
          </table:table-cell>
          <table:table-cell office:value-type="float" office:value="-39.625">
            <text:p>-39.625</text:p>
          </table:table-cell>
          <table:table-cell office:value-type="float" office:value="-108">
            <text:p>-108</text:p>
          </table:table-cell>
          <table:table-cell office:value-type="float" office:value="0.0270711974110032">
            <text:p>0.0270711974</text:p>
          </table:table-cell>
          <table:table-cell office:value-type="float" office:value="-0.00375948766603416">
            <text:p>-0.0037594877</text:p>
          </table:table-cell>
          <table:table-cell office:value-type="float" office:value="-0.00748388885039152">
            <text:p>-0.0074838889</text:p>
          </table:table-cell>
          <table:table-cell office:value-type="float" office:value="1.09618557640787">
            <text:p>1.0961855764</text:p>
          </table:table-cell>
          <table:table-cell office:value-type="float" office:value="0.986869495314002">
            <text:p>0.9868694953</text:p>
          </table:table-cell>
          <table:table-cell office:value-type="float" office:value="0.973916165864587">
            <text:p>0.9739161659</text:p>
          </table:table-cell>
          <table:table-cell office:value-type="float" office:value="25.9496306813413">
            <text:p>25.9496306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7786">
            <text:p>7786</text:p>
          </table:table-cell>
          <table:table-cell office:value-type="float" office:value="10282">
            <text:p>10282</text:p>
          </table:table-cell>
          <table:table-cell office:value-type="float" office:value="15727">
            <text:p>15727</text:p>
          </table:table-cell>
          <table:table-cell office:value-type="float" office:value="37.5">
            <text:p>37.5</text:p>
          </table:table-cell>
          <table:table-cell office:value-type="float" office:value="-27.5">
            <text:p>-27.5</text:p>
          </table:table-cell>
          <table:table-cell office:value-type="float" office:value="-105.5">
            <text:p>-105.5</text:p>
          </table:table-cell>
          <table:table-cell office:value-type="float" office:value="0.00481633701515541">
            <text:p>0.004816337</text:p>
          </table:table-cell>
          <table:table-cell office:value-type="float" office:value="-0.00267457693055826">
            <text:p>-0.0026745769</text:p>
          </table:table-cell>
          <table:table-cell office:value-type="float" office:value="-0.00670820881286959">
            <text:p>-0.0067082088</text:p>
          </table:table-cell>
          <table:table-cell office:value-type="float" office:value="1.01690264587344">
            <text:p>1.0169026459</text:p>
          </table:table-cell>
          <table:table-cell office:value-type="float" office:value="0.990653001332091">
            <text:p>0.9906530013</text:p>
          </table:table-cell>
          <table:table-cell office:value-type="float" office:value="0.976609469283291">
            <text:p>0.97660946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7908">
            <text:p>7908</text:p>
          </table:table-cell>
          <table:table-cell office:value-type="float" office:value="10178">
            <text:p>10178</text:p>
          </table:table-cell>
          <table:table-cell office:value-type="float" office:value="14693">
            <text:p>14693</text:p>
          </table:table-cell>
          <table:table-cell office:value-type="float" office:value="57.625">
            <text:p>57.625</text:p>
          </table:table-cell>
          <table:table-cell office:value-type="float" office:value="85.5">
            <text:p>85.5</text:p>
          </table:table-cell>
          <table:table-cell office:value-type="float" office:value="-24.25">
            <text:p>-24.25</text:p>
          </table:table-cell>
          <table:table-cell office:value-type="float" office:value="0.00728692463328275">
            <text:p>0.0072869246</text:p>
          </table:table-cell>
          <table:table-cell office:value-type="float" office:value="0.00840047160542346">
            <text:p>0.0084004716</text:p>
          </table:table-cell>
          <table:table-cell office:value-type="float" office:value="-0.00165044579051249">
            <text:p>-0.0016504458</text:p>
          </table:table-cell>
          <table:table-cell office:value-type="float" office:value="1.02560831078689">
            <text:p>1.0256083108</text:p>
          </table:table-cell>
          <table:table-cell office:value-type="float" office:value="1.02953996374844">
            <text:p>1.0295399637</text:p>
          </table:table-cell>
          <table:table-cell office:value-type="float" office:value="0.994228778716969">
            <text:p>0.99422877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945">
            <text:p>7945</text:p>
          </table:table-cell>
          <table:table-cell office:value-type="float" office:value="10362">
            <text:p>10362</text:p>
          </table:table-cell>
          <table:table-cell office:value-type="float" office:value="15416">
            <text:p>15416</text:p>
          </table:table-cell>
          <table:table-cell office:value-type="float" office:value="-135.625">
            <text:p>-135.625</text:p>
          </table:table-cell>
          <table:table-cell office:value-type="float" office:value="-214.875">
            <text:p>-214.875</text:p>
          </table:table-cell>
          <table:table-cell office:value-type="float" office:value="161.375">
            <text:p>161.375</text:p>
          </table:table-cell>
          <table:table-cell office:value-type="float" office:value="-0.0170704845814978">
            <text:p>-0.0170704846</text:p>
          </table:table-cell>
          <table:table-cell office:value-type="float" office:value="-0.0207368268674001">
            <text:p>-0.0207368269</text:p>
          </table:table-cell>
          <table:table-cell office:value-type="float" office:value="0.010468020238713">
            <text:p>0.0104680202</text:p>
          </table:table-cell>
          <table:table-cell office:value-type="float" office:value="0.940824450794698">
            <text:p>0.9408244508</text:p>
          </table:table-cell>
          <table:table-cell office:value-type="float" office:value="0.928263937301615">
            <text:p>0.9282639373</text:p>
          </table:table-cell>
          <table:table-cell office:value-type="float" office:value="1.03685284655302">
            <text:p>1.0368528466</text:p>
          </table:table-cell>
          <table:table-cell office:value-type="float" office:value="0">
            <text:p>0</text:p>
          </table:table-cell>
          <table:table-cell office:value-type="float" office:value="-33.0781198463632">
            <text:p>-33.0781198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61">
            <text:p>361</text:p>
          </table:table-cell>
          <table:table-cell office:value-type="float" office:value="7762">
            <text:p>7762</text:p>
          </table:table-cell>
          <table:table-cell office:value-type="float" office:value="10751">
            <text:p>10751</text:p>
          </table:table-cell>
          <table:table-cell office:value-type="float" office:value="16816">
            <text:p>16816</text:p>
          </table:table-cell>
          <table:table-cell office:value-type="float" office:value="190.25">
            <text:p>190.25</text:p>
          </table:table-cell>
          <table:table-cell office:value-type="float" office:value="-79.25">
            <text:p>-79.25</text:p>
          </table:table-cell>
          <table:table-cell office:value-type="float" office:value="160.875">
            <text:p>160.875</text:p>
          </table:table-cell>
          <table:table-cell office:value-type="float" office:value="0.0245104354547797">
            <text:p>0.0245104355</text:p>
          </table:table-cell>
          <table:table-cell office:value-type="float" office:value="-0.00737140731094782">
            <text:p>-0.0073714073</text:p>
          </table:table-cell>
          <table:table-cell office:value-type="float" office:value="0.00956678163653663">
            <text:p>0.0095667816</text:p>
          </table:table-cell>
          <table:table-cell office:value-type="float" office:value="1.08696401652625">
            <text:p>1.0869640165</text:p>
          </table:table-cell>
          <table:table-cell office:value-type="float" office:value="0.974306576197341">
            <text:p>0.9743065762</text:p>
          </table:table-cell>
          <table:table-cell office:value-type="float" office:value="1.03366312141721">
            <text:p>1.0336631214</text:p>
          </table:table-cell>
          <table:table-cell office:value-type="float" office:value="28.6248511949582">
            <text:p>28.624851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844">
            <text:p>7844</text:p>
          </table:table-cell>
          <table:table-cell office:value-type="float" office:value="11536">
            <text:p>11536</text:p>
          </table:table-cell>
          <table:table-cell office:value-type="float" office:value="16226">
            <text:p>16226</text:p>
          </table:table-cell>
          <table:table-cell office:value-type="float" office:value="-12.5">
            <text:p>-12.5</text:p>
          </table:table-cell>
          <table:table-cell office:value-type="float" office:value="-102">
            <text:p>-102</text:p>
          </table:table-cell>
          <table:table-cell office:value-type="float" office:value="399.375">
            <text:p>399.375</text:p>
          </table:table-cell>
          <table:table-cell office:value-type="float" office:value="-0.00159357470678225">
            <text:p>-0.0015935747</text:p>
          </table:table-cell>
          <table:table-cell office:value-type="float" office:value="-0.00884188626907073">
            <text:p>-0.0088418863</text:p>
          </table:table-cell>
          <table:table-cell office:value-type="float" office:value="0.0246132749907556">
            <text:p>0.024613275</text:p>
          </table:table-cell>
          <table:table-cell office:value-type="float" office:value="0.99442746590774">
            <text:p>0.9944274659</text:p>
          </table:table-cell>
          <table:table-cell office:value-type="float" office:value="0.969206628805731">
            <text:p>0.9692066288</text:p>
          </table:table-cell>
          <table:table-cell office:value-type="float" office:value="1.08733385654695">
            <text:p>1.0873338565</text:p>
          </table:table-cell>
          <table:table-cell table:number-columns-repeated="2" office:value-type="float" office:value="0">
            <text:p>0</text:p>
          </table:table-cell>
          <table:table-cell office:value-type="float" office:value="28.5066868511792">
            <text:p>28.506686851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864">
            <text:p>7864</text:p>
          </table:table-cell>
          <table:table-cell office:value-type="float" office:value="10918">
            <text:p>10918</text:p>
          </table:table-cell>
          <table:table-cell office:value-type="float" office:value="15754">
            <text:p>15754</text:p>
          </table:table-cell>
          <table:table-cell office:value-type="float" office:value="10">
            <text:p>10</text:p>
          </table:table-cell>
          <table:table-cell office:value-type="float" office:value="-14.5">
            <text:p>-14.5</text:p>
          </table:table-cell>
          <table:table-cell office:value-type="float" office:value="476.625">
            <text:p>476.625</text:p>
          </table:table-cell>
          <table:table-cell office:value-type="float" office:value="0.00127161749745677">
            <text:p>0.0012716175</text:p>
          </table:table-cell>
          <table:table-cell office:value-type="float" office:value="-0.00132808206631251">
            <text:p>-0.0013280821</text:p>
          </table:table-cell>
          <table:table-cell office:value-type="float" office:value="0.0302542211501841">
            <text:p>0.0302542212</text:p>
          </table:table-cell>
          <table:table-cell office:value-type="float" office:value="1.00445383058278">
            <text:p>1.0044538306</text:p>
          </table:table-cell>
          <table:table-cell office:value-type="float" office:value="0.995355169819777">
            <text:p>0.9953551698</text:p>
          </table:table-cell>
          <table:table-cell office:value-type="float" office:value="1.10768379710456">
            <text:p>1.1076837971</text:p>
          </table:table-cell>
          <table:table-cell table:number-columns-repeated="2" office:value-type="float" office:value="0">
            <text:p>0</text:p>
          </table:table-cell>
          <table:table-cell office:value-type="float" office:value="23.255611342887">
            <text:p>23.255611342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650">
            <text:p>7650</text:p>
          </table:table-cell>
          <table:table-cell office:value-type="float" office:value="10992">
            <text:p>10992</text:p>
          </table:table-cell>
          <table:table-cell office:value-type="float" office:value="16296">
            <text:p>16296</text:p>
          </table:table-cell>
          <table:table-cell office:value-type="float" office:value="-14">
            <text:p>-14</text:p>
          </table:table-cell>
          <table:table-cell office:value-type="float" office:value="241.75">
            <text:p>241.75</text:p>
          </table:table-cell>
          <table:table-cell office:value-type="float" office:value="340.125">
            <text:p>340.125</text:p>
          </table:table-cell>
          <table:table-cell office:value-type="float" office:value="-0.00183006535947712">
            <text:p>-0.0018300654</text:p>
          </table:table-cell>
          <table:table-cell office:value-type="float" office:value="0.0219932678311499">
            <text:p>0.0219932678</text:p>
          </table:table-cell>
          <table:table-cell office:value-type="float" office:value="0.0208716863033873">
            <text:p>0.0208716863</text:p>
          </table:table-cell>
          <table:table-cell office:value-type="float" office:value="0.993601335554701">
            <text:p>0.9936013356</text:p>
          </table:table-cell>
          <table:table-cell office:value-type="float" office:value="1.07792449691561">
            <text:p>1.0779244969</text:p>
          </table:table-cell>
          <table:table-cell office:value-type="float" office:value="1.07390473154858">
            <text:p>1.0739047315</text:p>
          </table:table-cell>
          <table:table-cell office:value-type="float" office:value="0">
            <text:p>0</text:p>
          </table:table-cell>
          <table:table-cell office:value-type="float" office:value="31.861651253257">
            <text:p>31.8616512533</text:p>
          </table:table-cell>
          <table:table-cell office:value-type="float" office:value="33.5553075105118">
            <text:p>33.555307510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58">
            <text:p>7158</text:p>
          </table:table-cell>
          <table:table-cell office:value-type="float" office:value="11648">
            <text:p>11648</text:p>
          </table:table-cell>
          <table:table-cell office:value-type="float" office:value="16816">
            <text:p>16816</text:p>
          </table:table-cell>
          <table:table-cell office:value-type="float" office:value="77.375">
            <text:p>77.375</text:p>
          </table:table-cell>
          <table:table-cell office:value-type="float" office:value="157.5">
            <text:p>157.5</text:p>
          </table:table-cell>
          <table:table-cell office:value-type="float" office:value="160.875">
            <text:p>160.875</text:p>
          </table:table-cell>
          <table:table-cell office:value-type="float" office:value="0.0108095836825929">
            <text:p>0.0108095837</text:p>
          </table:table-cell>
          <table:table-cell office:value-type="float" office:value="0.0135216346153846">
            <text:p>0.0135216346</text:p>
          </table:table-cell>
          <table:table-cell office:value-type="float" office:value="0.00956678163653663">
            <text:p>0.0095667816</text:p>
          </table:table-cell>
          <table:table-cell office:value-type="float" office:value="1.03806256320388">
            <text:p>1.0380625632</text:p>
          </table:table-cell>
          <table:table-cell office:value-type="float" office:value="1.04768407697508">
            <text:p>1.047684077</text:p>
          </table:table-cell>
          <table:table-cell office:value-type="float" office:value="1.03366312141721">
            <text:p>1.03366312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578">
            <text:p>578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547">
            <text:p>7547</text:p>
          </table:table-cell>
          <table:table-cell office:value-type="float" office:value="11666">
            <text:p>11666</text:p>
          </table:table-cell>
          <table:table-cell office:value-type="float" office:value="16171">
            <text:p>16171</text:p>
          </table:table-cell>
          <table:table-cell office:value-type="float" office:value="-36.25">
            <text:p>-36.25</text:p>
          </table:table-cell>
          <table:table-cell office:value-type="float" office:value="167.25">
            <text:p>167.25</text:p>
          </table:table-cell>
          <table:table-cell office:value-type="float" office:value="-45.5">
            <text:p>-45.5</text:p>
          </table:table-cell>
          <table:table-cell office:value-type="float" office:value="-0.00480323307274414">
            <text:p>-0.0048032331</text:p>
          </table:table-cell>
          <table:table-cell office:value-type="float" office:value="0.0143365335162009">
            <text:p>0.0143365335</text:p>
          </table:table-cell>
          <table:table-cell office:value-type="float" office:value="-0.00281367880774225">
            <text:p>-0.0028136788</text:p>
          </table:table-cell>
          <table:table-cell office:value-type="float" office:value="0.98323390349938">
            <text:p>0.9832339035</text:p>
          </table:table-cell>
          <table:table-cell office:value-type="float" office:value="1.0505807182455">
            <text:p>1.0505807182</text:p>
          </table:table-cell>
          <table:table-cell office:value-type="float" office:value="0.990167641078231">
            <text:p>0.9901676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472">
            <text:p>7472</text:p>
          </table:table-cell>
          <table:table-cell office:value-type="float" office:value="11583">
            <text:p>11583</text:p>
          </table:table-cell>
          <table:table-cell office:value-type="float" office:value="18012">
            <text:p>18012</text:p>
          </table:table-cell>
          <table:table-cell office:value-type="float" office:value="-18.25">
            <text:p>-18.25</text:p>
          </table:table-cell>
          <table:table-cell office:value-type="float" office:value="271.25">
            <text:p>271.25</text:p>
          </table:table-cell>
          <table:table-cell office:value-type="float" office:value="-104.625">
            <text:p>-104.625</text:p>
          </table:table-cell>
          <table:table-cell office:value-type="float" office:value="-0.00244245182012848">
            <text:p>-0.0024424518</text:p>
          </table:table-cell>
          <table:table-cell office:value-type="float" office:value="0.0234179400846068">
            <text:p>0.0234179401</text:p>
          </table:table-cell>
          <table:table-cell office:value-type="float" office:value="-0.00580862758161226">
            <text:p>-0.0058086276</text:p>
          </table:table-cell>
          <table:table-cell office:value-type="float" office:value="0.991463111148502">
            <text:p>0.9914631111</text:p>
          </table:table-cell>
          <table:table-cell office:value-type="float" office:value="1.08303765413502">
            <text:p>1.0830376541</text:p>
          </table:table-cell>
          <table:table-cell office:value-type="float" office:value="0.979735934166945">
            <text:p>0.9797359342</text:p>
          </table:table-cell>
          <table:table-cell office:value-type="float" office:value="0">
            <text:p>0</text:p>
          </table:table-cell>
          <table:table-cell office:value-type="float" office:value="29.9442182475925">
            <text:p>29.944218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222">
            <text:p>8222</text:p>
          </table:table-cell>
          <table:table-cell office:value-type="float" office:value="11328">
            <text:p>11328</text:p>
          </table:table-cell>
          <table:table-cell office:value-type="float" office:value="18992">
            <text:p>18992</text:p>
          </table:table-cell>
          <table:table-cell office:value-type="float" office:value="128.75">
            <text:p>128.75</text:p>
          </table:table-cell>
          <table:table-cell office:value-type="float" office:value="216">
            <text:p>216</text:p>
          </table:table-cell>
          <table:table-cell office:value-type="float" office:value="-203.75">
            <text:p>-203.75</text:p>
          </table:table-cell>
          <table:table-cell office:value-type="float" office:value="0.0156592070055947">
            <text:p>0.015659207</text:p>
          </table:table-cell>
          <table:table-cell office:value-type="float" office:value="0.0190677966101695">
            <text:p>0.0190677966</text:p>
          </table:table-cell>
          <table:table-cell office:value-type="float" office:value="-0.010728201347936">
            <text:p>-0.0107282013</text:p>
          </table:table-cell>
          <table:table-cell office:value-type="float" office:value="1.05528783761711">
            <text:p>1.0552878376</text:p>
          </table:table-cell>
          <table:table-cell office:value-type="float" office:value="1.06744990663602">
            <text:p>1.0674499066</text:p>
          </table:table-cell>
          <table:table-cell office:value-type="float" office:value="0.962676880118381">
            <text:p>0.9626768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592">
            <text:p>8592</text:p>
          </table:table-cell>
          <table:table-cell office:value-type="float" office:value="11938">
            <text:p>11938</text:p>
          </table:table-cell>
          <table:table-cell office:value-type="float" office:value="17883">
            <text:p>17883</text:p>
          </table:table-cell>
          <table:table-cell office:value-type="float" office:value="-15.875">
            <text:p>-15.875</text:p>
          </table:table-cell>
          <table:table-cell office:value-type="float" office:value="97.25">
            <text:p>97.25</text:p>
          </table:table-cell>
          <table:table-cell office:value-type="float" office:value="-38.5">
            <text:p>-38.5</text:p>
          </table:table-cell>
          <table:table-cell office:value-type="float" office:value="-0.00184764897579143">
            <text:p>-0.001847649</text:p>
          </table:table-cell>
          <table:table-cell office:value-type="float" office:value="0.00814625565421344">
            <text:p>0.0081462557</text:p>
          </table:table-cell>
          <table:table-cell office:value-type="float" office:value="-0.00215288262595761">
            <text:p>-0.0021528826</text:p>
          </table:table-cell>
          <table:table-cell office:value-type="float" office:value="0.993539919645936">
            <text:p>0.9935399196</text:p>
          </table:table-cell>
          <table:table-cell office:value-type="float" office:value="1.02864196329287">
            <text:p>1.0286419633</text:p>
          </table:table-cell>
          <table:table-cell office:value-type="float" office:value="0.992473995220207">
            <text:p>0.99247399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754">
            <text:p>8754</text:p>
          </table:table-cell>
          <table:table-cell office:value-type="float" office:value="11466">
            <text:p>11466</text:p>
          </table:table-cell>
          <table:table-cell office:value-type="float" office:value="16099">
            <text:p>16099</text:p>
          </table:table-cell>
          <table:table-cell office:value-type="float" office:value="80.125">
            <text:p>80.125</text:p>
          </table:table-cell>
          <table:table-cell office:value-type="float" office:value="-98.625">
            <text:p>-98.625</text:p>
          </table:table-cell>
          <table:table-cell office:value-type="float" office:value="194">
            <text:p>194</text:p>
          </table:table-cell>
          <table:table-cell office:value-type="float" office:value="0.00915295864747544">
            <text:p>0.0091529586</text:p>
          </table:table-cell>
          <table:table-cell office:value-type="float" office:value="-0.00860151753008896">
            <text:p>-0.0086015175</text:p>
          </table:table-cell>
          <table:table-cell office:value-type="float" office:value="0.0120504379153985">
            <text:p>0.0120504379</text:p>
          </table:table-cell>
          <table:table-cell office:value-type="float" office:value="1.03219955750409">
            <text:p>1.0321995575</text:p>
          </table:table-cell>
          <table:table-cell office:value-type="float" office:value="0.970039701408177">
            <text:p>0.9700397014</text:p>
          </table:table-cell>
          <table:table-cell office:value-type="float" office:value="1.04246115028964">
            <text:p>1.04246115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490">
            <text:p>8490</text:p>
          </table:table-cell>
          <table:table-cell office:value-type="float" office:value="11210">
            <text:p>11210</text:p>
          </table:table-cell>
          <table:table-cell office:value-type="float" office:value="16866">
            <text:p>16866</text:p>
          </table:table-cell>
          <table:table-cell office:value-type="float" office:value="198.25">
            <text:p>198.25</text:p>
          </table:table-cell>
          <table:table-cell office:value-type="float" office:value="280">
            <text:p>280</text:p>
          </table:table-cell>
          <table:table-cell office:value-type="float" office:value="-65.625">
            <text:p>-65.625</text:p>
          </table:table-cell>
          <table:table-cell office:value-type="float" office:value="0.0233510011778563">
            <text:p>0.0233510012</text:p>
          </table:table-cell>
          <table:table-cell office:value-type="float" office:value="0.0249776984834969">
            <text:p>0.0249776985</text:p>
          </table:table-cell>
          <table:table-cell office:value-type="float" office:value="-0.00389096406972608">
            <text:p>-0.0038909641</text:p>
          </table:table-cell>
          <table:table-cell office:value-type="float" office:value="1.08279723186427">
            <text:p>1.0827972319</text:p>
          </table:table-cell>
          <table:table-cell office:value-type="float" office:value="1.08864476011844">
            <text:p>1.0886447601</text:p>
          </table:table-cell>
          <table:table-cell office:value-type="float" office:value="0.986411299374687">
            <text:p>0.9864112994</text:p>
          </table:table-cell>
          <table:table-cell office:value-type="float" office:value="30.0290716414403">
            <text:p>30.0290716414</text:p>
          </table:table-cell>
          <table:table-cell office:value-type="float" office:value="28.0957910391296">
            <text:p>28.0957910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455">
            <text:p>8455</text:p>
          </table:table-cell>
          <table:table-cell office:value-type="float" office:value="11152">
            <text:p>11152</text:p>
          </table:table-cell>
          <table:table-cell office:value-type="float" office:value="17833">
            <text:p>17833</text:p>
          </table:table-cell>
          <table:table-cell office:value-type="float" office:value="-102.75">
            <text:p>-102.75</text:p>
          </table:table-cell>
          <table:table-cell office:value-type="float" office:value="293.25">
            <text:p>293.25</text:p>
          </table:table-cell>
          <table:table-cell office:value-type="float" office:value="-132.875">
            <text:p>-132.875</text:p>
          </table:table-cell>
          <table:table-cell office:value-type="float" office:value="-0.0121525724423418">
            <text:p>-0.0121525724</text:p>
          </table:table-cell>
          <table:table-cell office:value-type="float" office:value="0.0262957317073171">
            <text:p>0.0262957317</text:p>
          </table:table-cell>
          <table:table-cell office:value-type="float" office:value="-0.0074510738518477">
            <text:p>-0.0074510739</text:p>
          </table:table-cell>
          <table:table-cell office:value-type="float" office:value="0.957755459085058">
            <text:p>0.9577554591</text:p>
          </table:table-cell>
          <table:table-cell office:value-type="float" office:value="1.09339033336742">
            <text:p>1.0933903334</text:p>
          </table:table-cell>
          <table:table-cell office:value-type="float" office:value="0.974030057781563">
            <text:p>0.9740300578</text:p>
          </table:table-cell>
          <table:table-cell office:value-type="float" office:value="0">
            <text:p>0</text:p>
          </table:table-cell>
          <table:table-cell office:value-type="float" office:value="26.7047584169726">
            <text:p>26.704758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767">
            <text:p>767</text:p>
          </table:table-cell>
          <table:table-cell office:value-type="float" office:value="8418">
            <text:p>8418</text:p>
          </table:table-cell>
          <table:table-cell office:value-type="float" office:value="11382">
            <text:p>11382</text:p>
          </table:table-cell>
          <table:table-cell office:value-type="float" office:value="17143">
            <text:p>17143</text:p>
          </table:table-cell>
          <table:table-cell office:value-type="float" office:value="38.5">
            <text:p>38.5</text:p>
          </table:table-cell>
          <table:table-cell office:value-type="float" office:value="-111.125">
            <text:p>-111.125</text:p>
          </table:table-cell>
          <table:table-cell office:value-type="float" office:value="-80.625">
            <text:p>-80.625</text:p>
          </table:table-cell>
          <table:table-cell office:value-type="float" office:value="0.00457353290567831">
            <text:p>0.0045735329</text:p>
          </table:table-cell>
          <table:table-cell office:value-type="float" office:value="-0.00976322263222632">
            <text:p>-0.0097632226</text:p>
          </table:table-cell>
          <table:table-cell office:value-type="float" office:value="-0.00470308580761827">
            <text:p>-0.0047030858</text:p>
          </table:table-cell>
          <table:table-cell office:value-type="float" office:value="1.01604836288822">
            <text:p>1.0160483629</text:p>
          </table:table-cell>
          <table:table-cell office:value-type="float" office:value="0.966015548998894">
            <text:p>0.966015549</text:p>
          </table:table-cell>
          <table:table-cell office:value-type="float" office:value="0.983582552944919">
            <text:p>0.98358255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635">
            <text:p>8635</text:p>
          </table:table-cell>
          <table:table-cell office:value-type="float" office:value="11210">
            <text:p>11210</text:p>
          </table:table-cell>
          <table:table-cell office:value-type="float" office:value="17233">
            <text:p>17233</text:p>
          </table:table-cell>
          <table:table-cell office:value-type="float" office:value="-47.625">
            <text:p>-47.625</text:p>
          </table:table-cell>
          <table:table-cell office:value-type="float" office:value="-95.5">
            <text:p>-95.5</text:p>
          </table:table-cell>
          <table:table-cell office:value-type="float" office:value="70.625">
            <text:p>70.625</text:p>
          </table:table-cell>
          <table:table-cell office:value-type="float" office:value="-0.00551534452808338">
            <text:p>-0.0055153445</text:p>
          </table:table-cell>
          <table:table-cell office:value-type="float" office:value="-0.00851917930419268">
            <text:p>-0.0085191793</text:p>
          </table:table-cell>
          <table:table-cell office:value-type="float" office:value="0.00409824174548831">
            <text:p>0.0040982417</text:p>
          </table:table-cell>
          <table:table-cell office:value-type="float" office:value="0.980755915441225">
            <text:p>0.9807559154</text:p>
          </table:table-cell>
          <table:table-cell office:value-type="float" office:value="0.970325122210719">
            <text:p>0.9703251222</text:p>
          </table:table-cell>
          <table:table-cell office:value-type="float" office:value="1.0143767654566">
            <text:p>1.01437676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490">
            <text:p>8490</text:p>
          </table:table-cell>
          <table:table-cell office:value-type="float" office:value="12032">
            <text:p>12032</text:p>
          </table:table-cell>
          <table:table-cell office:value-type="float" office:value="19526">
            <text:p>19526</text:p>
          </table:table-cell>
          <table:table-cell office:value-type="float" office:value="198.25">
            <text:p>198.25</text:p>
          </table:table-cell>
          <table:table-cell office:value-type="float" office:value="-48.375">
            <text:p>-48.375</text:p>
          </table:table-cell>
          <table:table-cell office:value-type="float" office:value="147.25">
            <text:p>147.25</text:p>
          </table:table-cell>
          <table:table-cell office:value-type="float" office:value="0.0233510011778563">
            <text:p>0.0233510012</text:p>
          </table:table-cell>
          <table:table-cell office:value-type="float" office:value="-0.00402052859042553">
            <text:p>-0.0040205286</text:p>
          </table:table-cell>
          <table:table-cell office:value-type="float" office:value="0.0075412270818396">
            <text:p>0.0075412271</text:p>
          </table:table-cell>
          <table:table-cell office:value-type="float" office:value="1.08279723186427">
            <text:p>1.0827972319</text:p>
          </table:table-cell>
          <table:table-cell office:value-type="float" office:value="0.985959832647798">
            <text:p>0.9859598326</text:p>
          </table:table-cell>
          <table:table-cell office:value-type="float" office:value="1.026505760194">
            <text:p>1.0265057602</text:p>
          </table:table-cell>
          <table:table-cell office:value-type="float" office:value="30.0290716414403">
            <text:p>30.02907164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269">
            <text:p>8269</text:p>
          </table:table-cell>
          <table:table-cell office:value-type="float" office:value="12800">
            <text:p>12800</text:p>
          </table:table-cell>
          <table:table-cell office:value-type="float" office:value="18053">
            <text:p>18053</text:p>
          </table:table-cell>
          <table:table-cell office:value-type="float" office:value="-64.375">
            <text:p>-64.375</text:p>
          </table:table-cell>
          <table:table-cell office:value-type="float" office:value="144.875">
            <text:p>144.875</text:p>
          </table:table-cell>
          <table:table-cell office:value-type="float" office:value="194.625">
            <text:p>194.625</text:p>
          </table:table-cell>
          <table:table-cell office:value-type="float" office:value="-0.00778510097956222">
            <text:p>-0.007785101</text:p>
          </table:table-cell>
          <table:table-cell office:value-type="float" office:value="0.011318359375">
            <text:p>0.0113183594</text:p>
          </table:table-cell>
          <table:table-cell office:value-type="float" office:value="0.0107807566609428">
            <text:p>0.0107807567</text:p>
          </table:table-cell>
          <table:table-cell office:value-type="float" office:value="0.972870937854166">
            <text:p>0.9728709379</text:p>
          </table:table-cell>
          <table:table-cell office:value-type="float" office:value="1.03986534412003">
            <text:p>1.0398653441</text:p>
          </table:table-cell>
          <table:table-cell office:value-type="float" office:value="1.0379604487531">
            <text:p>1.03796044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532">
            <text:p>8532</text:p>
          </table:table-cell>
          <table:table-cell office:value-type="float" office:value="11856">
            <text:p>11856</text:p>
          </table:table-cell>
          <table:table-cell office:value-type="float" office:value="16752">
            <text:p>16752</text:p>
          </table:table-cell>
          <table:table-cell office:value-type="float" office:value="-87.875">
            <text:p>-87.875</text:p>
          </table:table-cell>
          <table:table-cell office:value-type="float" office:value="374.75">
            <text:p>374.75</text:p>
          </table:table-cell>
          <table:table-cell office:value-type="float" office:value="-42">
            <text:p>-42</text:p>
          </table:table-cell>
          <table:table-cell office:value-type="float" office:value="-0.0102994608532583">
            <text:p>-0.0102994609</text:p>
          </table:table-cell>
          <table:table-cell office:value-type="float" office:value="0.0316084682860999">
            <text:p>0.0316084683</text:p>
          </table:table-cell>
          <table:table-cell office:value-type="float" office:value="-0.00250716332378224">
            <text:p>-0.0025071633</text:p>
          </table:table-cell>
          <table:table-cell office:value-type="float" office:value="0.964159801645577">
            <text:p>0.9641598016</text:p>
          </table:table-cell>
          <table:table-cell office:value-type="float" office:value="1.11258786572544">
            <text:p>1.1125878657</text:p>
          </table:table-cell>
          <table:table-cell office:value-type="float" office:value="0.991237248667909">
            <text:p>0.9912372487</text:p>
          </table:table-cell>
          <table:table-cell office:value-type="float" office:value="0">
            <text:p>0</text:p>
          </table:table-cell>
          <table:table-cell office:value-type="float" office:value="22.2739368046395">
            <text:p>22.27393680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492">
            <text:p>8492</text:p>
          </table:table-cell>
          <table:table-cell office:value-type="float" office:value="11802">
            <text:p>11802</text:p>
          </table:table-cell>
          <table:table-cell office:value-type="float" office:value="16827">
            <text:p>16827</text:p>
          </table:table-cell>
          <table:table-cell office:value-type="float" office:value="70.5">
            <text:p>70.5</text:p>
          </table:table-cell>
          <table:table-cell office:value-type="float" office:value="26">
            <text:p>26</text:p>
          </table:table-cell>
          <table:table-cell office:value-type="float" office:value="71.625">
            <text:p>71.625</text:p>
          </table:table-cell>
          <table:table-cell office:value-type="float" office:value="0.00830193122939237">
            <text:p>0.0083019312</text:p>
          </table:table-cell>
          <table:table-cell office:value-type="float" office:value="0.00220301643789188">
            <text:p>0.0022030164</text:p>
          </table:table-cell>
          <table:table-cell office:value-type="float" office:value="0.00425655197004814">
            <text:p>0.004256552</text:p>
          </table:table-cell>
          <table:table-cell office:value-type="float" office:value="1.02919184654466">
            <text:p>1.0291918465</text:p>
          </table:table-cell>
          <table:table-cell office:value-type="float" office:value="1.00772006996422">
            <text:p>1.00772007</text:p>
          </table:table-cell>
          <table:table-cell office:value-type="float" office:value="1.01493344363513">
            <text:p>1.0149334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228">
            <text:p>8228</text:p>
          </table:table-cell>
          <table:table-cell office:value-type="float" office:value="11848">
            <text:p>11848</text:p>
          </table:table-cell>
          <table:table-cell office:value-type="float" office:value="19403">
            <text:p>19403</text:p>
          </table:table-cell>
          <table:table-cell office:value-type="float" office:value="109">
            <text:p>109</text:p>
          </table:table-cell>
          <table:table-cell office:value-type="float" office:value="181.25">
            <text:p>181.25</text:p>
          </table:table-cell>
          <table:table-cell office:value-type="float" office:value="93.125">
            <text:p>93.125</text:p>
          </table:table-cell>
          <table:table-cell office:value-type="float" office:value="0.0132474477394263">
            <text:p>0.0132474477</text:p>
          </table:table-cell>
          <table:table-cell office:value-type="float" office:value="0.0152979405806887">
            <text:p>0.0152979406</text:p>
          </table:table-cell>
          <table:table-cell office:value-type="float" office:value="0.0047995155388342">
            <text:p>0.0047995155</text:p>
          </table:table-cell>
          <table:table-cell office:value-type="float" office:value="1.04671003703635">
            <text:p>1.046710037</text:p>
          </table:table-cell>
          <table:table-cell office:value-type="float" office:value="1.05400148492499">
            <text:p>1.0540014849</text:p>
          </table:table-cell>
          <table:table-cell office:value-type="float" office:value="1.01684345367076">
            <text:p>1.01684345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164">
            <text:p>8164</text:p>
          </table:table-cell>
          <table:table-cell office:value-type="float" office:value="12018">
            <text:p>12018</text:p>
          </table:table-cell>
          <table:table-cell office:value-type="float" office:value="17492">
            <text:p>17492</text:p>
          </table:table-cell>
          <table:table-cell office:value-type="float" office:value="-49.5">
            <text:p>-49.5</text:p>
          </table:table-cell>
          <table:table-cell office:value-type="float" office:value="165.625">
            <text:p>165.625</text:p>
          </table:table-cell>
          <table:table-cell office:value-type="float" office:value="203.375">
            <text:p>203.375</text:p>
          </table:table-cell>
          <table:table-cell office:value-type="float" office:value="-0.00606320431161196">
            <text:p>-0.0060632043</text:p>
          </table:table-cell>
          <table:table-cell office:value-type="float" office:value="0.0137814112165086">
            <text:p>0.0137814112</text:p>
          </table:table-cell>
          <table:table-cell office:value-type="float" office:value="0.0116267436542419">
            <text:p>0.0116267437</text:p>
          </table:table-cell>
          <table:table-cell office:value-type="float" office:value="0.978850839304546">
            <text:p>0.9788508393</text:p>
          </table:table-cell>
          <table:table-cell office:value-type="float" office:value="1.04860719675621">
            <text:p>1.0486071968</text:p>
          </table:table-cell>
          <table:table-cell office:value-type="float" office:value="1.04095855787913">
            <text:p>1.04095855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11650">
            <text:p>11650</text:p>
          </table:table-cell>
          <table:table-cell office:value-type="float" office:value="19655">
            <text:p>19655</text:p>
          </table:table-cell>
          <table:table-cell office:value-type="float" office:value="-90.25">
            <text:p>-90.25</text:p>
          </table:table-cell>
          <table:table-cell office:value-type="float" office:value="348.125">
            <text:p>348.125</text:p>
          </table:table-cell>
          <table:table-cell office:value-type="float" office:value="526.125">
            <text:p>526.125</text:p>
          </table:table-cell>
          <table:table-cell office:value-type="float" office:value="-0.0109980502071655">
            <text:p>-0.0109980502</text:p>
          </table:table-cell>
          <table:table-cell office:value-type="float" office:value="0.029881974248927">
            <text:p>0.0298819742</text:p>
          </table:table-cell>
          <table:table-cell office:value-type="float" office:value="0.0267679979648944">
            <text:p>0.026767998</text:p>
          </table:table-cell>
          <table:table-cell office:value-type="float" office:value="0.961743900207305">
            <text:p>0.9617439002</text:p>
          </table:table-cell>
          <table:table-cell office:value-type="float" office:value="1.10633705734587">
            <text:p>1.1063370573</text:p>
          </table:table-cell>
          <table:table-cell office:value-type="float" office:value="1.09509238327863">
            <text:p>1.0950923833</text:p>
          </table:table-cell>
          <table:table-cell office:value-type="float" office:value="0">
            <text:p>0</text:p>
          </table:table-cell>
          <table:table-cell office:value-type="float" office:value="23.5410370260242">
            <text:p>23.541037026</text:p>
          </table:table-cell>
          <table:table-cell office:value-type="float" office:value="26.2396694446539">
            <text:p>26.239669444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8886">
            <text:p>8886</text:p>
          </table:table-cell>
          <table:table-cell office:value-type="float" office:value="12788">
            <text:p>12788</text:p>
          </table:table-cell>
          <table:table-cell office:value-type="float" office:value="22170">
            <text:p>22170</text:p>
          </table:table-cell>
          <table:table-cell office:value-type="float" office:value="292.25">
            <text:p>292.25</text:p>
          </table:table-cell>
          <table:table-cell office:value-type="float" office:value="348.375">
            <text:p>348.375</text:p>
          </table:table-cell>
          <table:table-cell office:value-type="float" office:value="639.5">
            <text:p>639.5</text:p>
          </table:table-cell>
          <table:table-cell office:value-type="float" office:value="0.032888813864506">
            <text:p>0.0328888139</text:p>
          </table:table-cell>
          <table:table-cell office:value-type="float" office:value="0.0272423365655302">
            <text:p>0.0272423366</text:p>
          </table:table-cell>
          <table:table-cell office:value-type="float" office:value="0.0288452864230943">
            <text:p>0.0288452864</text:p>
          </table:table-cell>
          <table:table-cell office:value-type="float" office:value="1.1172309297175">
            <text:p>1.1172309297</text:p>
          </table:table-cell>
          <table:table-cell office:value-type="float" office:value="1.09680278198639">
            <text:p>1.096802782</text:p>
          </table:table-cell>
          <table:table-cell office:value-type="float" office:value="1.10258932155654">
            <text:p>1.1025893216</text:p>
          </table:table-cell>
          <table:table-cell office:value-type="float" office:value="21.4201735687658">
            <text:p>21.4201735688</text:p>
          </table:table-cell>
          <table:table-cell office:value-type="float" office:value="25.7887703324936">
            <text:p>25.7887703325</text:p>
          </table:table-cell>
          <table:table-cell office:value-type="float" office:value="24.3747558738103">
            <text:p>24.374755873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630">
            <text:p>13630</text:p>
          </table:table-cell>
          <table:table-cell office:value-type="float" office:value="20808">
            <text:p>20808</text:p>
          </table:table-cell>
          <table:table-cell office:value-type="float" office:value="66.375">
            <text:p>66.375</text:p>
          </table:table-cell>
          <table:table-cell office:value-type="float" office:value="97">
            <text:p>97</text:p>
          </table:table-cell>
          <table:table-cell office:value-type="float" office:value="883.25">
            <text:p>883.25</text:p>
          </table:table-cell>
          <table:table-cell office:value-type="float" office:value="0.00752380412604851">
            <text:p>0.0075238041</text:p>
          </table:table-cell>
          <table:table-cell office:value-type="float" office:value="0.00711665443873808">
            <text:p>0.0071166544</text:p>
          </table:table-cell>
          <table:table-cell office:value-type="float" office:value="0.0424476163014225">
            <text:p>0.0424476163</text:p>
          </table:table-cell>
          <table:table-cell office:value-type="float" office:value="1.02644426539308">
            <text:p>1.0264442654</text:p>
          </table:table-cell>
          <table:table-cell office:value-type="float" office:value="1.02500755820557">
            <text:p>1.0250075582</text:p>
          </table:table-cell>
          <table:table-cell office:value-type="float" office:value="1.15209818530914">
            <text:p>1.1520981853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36448402779">
            <text:p>16.67364484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9036">
            <text:p>9036</text:p>
          </table:table-cell>
          <table:table-cell office:value-type="float" office:value="12754">
            <text:p>12754</text:p>
          </table:table-cell>
          <table:table-cell office:value-type="float" office:value="20232">
            <text:p>20232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174.5">
            <text:p>1174.5</text:p>
          </table:table-cell>
          <table:table-cell office:value-type="float" office:value="0.0109561752988048">
            <text:p>0.0109561753</text:p>
          </table:table-cell>
          <table:table-cell office:value-type="float" office:value="0.00831111808060216">
            <text:p>0.0083111181</text:p>
          </table:table-cell>
          <table:table-cell office:value-type="float" office:value="0.0580516014234875">
            <text:p>0.0580516014</text:p>
          </table:table-cell>
          <table:table-cell office:value-type="float" office:value="1.03858188758909">
            <text:p>1.0385818876</text:p>
          </table:table-cell>
          <table:table-cell office:value-type="float" office:value="1.02922429966226">
            <text:p>1.0292242997</text:p>
          </table:table-cell>
          <table:table-cell office:value-type="float" office:value="1.20978578230076">
            <text:p>1.2097857823</text:p>
          </table:table-cell>
          <table:table-cell table:number-columns-repeated="2" office:value-type="float" office:value="0">
            <text:p>0</text:p>
          </table:table-cell>
          <table:table-cell office:value-type="float" office:value="12.2835048029724">
            <text:p>12.28350480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8784">
            <text:p>8784</text:p>
          </table:table-cell>
          <table:table-cell office:value-type="float" office:value="13938">
            <text:p>13938</text:p>
          </table:table-cell>
          <table:table-cell office:value-type="float" office:value="20592">
            <text:p>20592</text:p>
          </table:table-cell>
          <table:table-cell office:value-type="float" office:value="273.5">
            <text:p>273.5</text:p>
          </table:table-cell>
          <table:table-cell office:value-type="float" office:value="365.75">
            <text:p>365.75</text:p>
          </table:table-cell>
          <table:table-cell office:value-type="float" office:value="1138.5">
            <text:p>1138.5</text:p>
          </table:table-cell>
          <table:table-cell office:value-type="float" office:value="0.0311361566484517">
            <text:p>0.0311361566</text:p>
          </table:table-cell>
          <table:table-cell office:value-type="float" office:value="0.0262412110776295">
            <text:p>0.0262412111</text:p>
          </table:table-cell>
          <table:table-cell office:value-type="float" office:value="0.0552884615384615">
            <text:p>0.0552884615</text:p>
          </table:table-cell>
          <table:table-cell office:value-type="float" office:value="1.11087669036122">
            <text:p>1.1108766904</text:p>
          </table:table-cell>
          <table:table-cell office:value-type="float" office:value="1.09319389704299">
            <text:p>1.093193897</text:p>
          </table:table-cell>
          <table:table-cell office:value-type="float" office:value="1.19950097078402">
            <text:p>1.1995009708</text:p>
          </table:table-cell>
          <table:table-cell office:value-type="float" office:value="22.6066118194824">
            <text:p>22.6066118195</text:p>
          </table:table-cell>
          <table:table-cell office:value-type="float" office:value="26.7595282632327">
            <text:p>26.7595282632</text:p>
          </table:table-cell>
          <table:table-cell office:value-type="float" office:value="12.8803882308969">
            <text:p>12.880388230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484">
            <text:p>8484</text:p>
          </table:table-cell>
          <table:table-cell office:value-type="float" office:value="14802">
            <text:p>14802</text:p>
          </table:table-cell>
          <table:table-cell office:value-type="float" office:value="21550">
            <text:p>21550</text:p>
          </table:table-cell>
          <table:table-cell office:value-type="float" office:value="308.625">
            <text:p>308.625</text:p>
          </table:table-cell>
          <table:table-cell office:value-type="float" office:value="410.75">
            <text:p>410.75</text:p>
          </table:table-cell>
          <table:table-cell office:value-type="float" office:value="597.5">
            <text:p>597.5</text:p>
          </table:table-cell>
          <table:table-cell office:value-type="float" office:value="0.0363772984441301">
            <text:p>0.0363772984</text:p>
          </table:table-cell>
          <table:table-cell office:value-type="float" office:value="0.0277496284285907">
            <text:p>0.0277496284</text:p>
          </table:table-cell>
          <table:table-cell office:value-type="float" office:value="0.0277262180974478">
            <text:p>0.0277262181</text:p>
          </table:table-cell>
          <table:table-cell office:value-type="float" office:value="1.12991422792496">
            <text:p>1.1299142279</text:p>
          </table:table-cell>
          <table:table-cell office:value-type="float" office:value="1.0986329815808">
            <text:p>1.0986329816</text:p>
          </table:table-cell>
          <table:table-cell office:value-type="float" office:value="1.09854849995424">
            <text:p>1.0985485</text:p>
          </table:table-cell>
          <table:table-cell office:value-type="float" office:value="19.3988983095372">
            <text:p>19.3988983095</text:p>
          </table:table-cell>
          <table:table-cell office:value-type="float" office:value="25.323603804817">
            <text:p>25.3236038048</text:p>
          </table:table-cell>
          <table:table-cell office:value-type="float" office:value="25.3446955396372">
            <text:p>25.344695539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595">
            <text:p>14595</text:p>
          </table:table-cell>
          <table:table-cell office:value-type="float" office:value="23382">
            <text:p>23382</text:p>
          </table:table-cell>
          <table:table-cell office:value-type="float" office:value="66">
            <text:p>66</text:p>
          </table:table-cell>
          <table:table-cell office:value-type="float" office:value="109.375">
            <text:p>109.375</text:p>
          </table:table-cell>
          <table:table-cell office:value-type="float" office:value="777.75">
            <text:p>777.75</text:p>
          </table:table-cell>
          <table:table-cell office:value-type="float" office:value="0.00773014757554462">
            <text:p>0.0077301476</text:p>
          </table:table-cell>
          <table:table-cell office:value-type="float" office:value="0.00749400479616307">
            <text:p>0.0074940048</text:p>
          </table:table-cell>
          <table:table-cell office:value-type="float" office:value="0.0332627662304337">
            <text:p>0.0332627662</text:p>
          </table:table-cell>
          <table:table-cell office:value-type="float" office:value="1.02717263667022">
            <text:p>1.0271726367</text:p>
          </table:table-cell>
          <table:table-cell office:value-type="float" office:value="1.02633909059802">
            <text:p>1.0263390906</text:p>
          </table:table-cell>
          <table:table-cell office:value-type="float" office:value="1.11858824857643">
            <text:p>1.1185882486</text:p>
          </table:table-cell>
          <table:table-cell table:number-columns-repeated="2" office:value-type="float" office:value="0">
            <text:p>0</text:p>
          </table:table-cell>
          <table:table-cell office:value-type="float" office:value="21.1832144136746">
            <text:p>21.183214413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923">
            <text:p>14923</text:p>
          </table:table-cell>
          <table:table-cell office:value-type="float" office:value="25882">
            <text:p>25882</text:p>
          </table:table-cell>
          <table:table-cell office:value-type="float" office:value="135.375">
            <text:p>135.375</text:p>
          </table:table-cell>
          <table:table-cell office:value-type="float" office:value="247.875">
            <text:p>247.875</text:p>
          </table:table-cell>
          <table:table-cell office:value-type="float" office:value="390.5">
            <text:p>390.5</text:p>
          </table:table-cell>
          <table:table-cell office:value-type="float" office:value="0.0154855868222375">
            <text:p>0.0154855868</text:p>
          </table:table-cell>
          <table:table-cell office:value-type="float" office:value="0.0166102660322991">
            <text:p>0.016610266</text:p>
          </table:table-cell>
          <table:table-cell office:value-type="float" office:value="0.0150877057414419">
            <text:p>0.0150877057</text:p>
          </table:table-cell>
          <table:table-cell office:value-type="float" office:value="1.05466956854032">
            <text:p>1.0546695685</text:p>
          </table:table-cell>
          <table:table-cell office:value-type="float" office:value="1.05867669695087">
            <text:p>1.058676697</text:p>
          </table:table-cell>
          <table:table-cell office:value-type="float" office:value="1.05325314226955">
            <text:p>1.05325314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798">
            <text:p>16798</text:p>
          </table:table-cell>
          <table:table-cell office:value-type="float" office:value="28763">
            <text:p>28763</text:p>
          </table:table-cell>
          <table:table-cell office:value-type="float" office:value="273.25">
            <text:p>273.25</text:p>
          </table:table-cell>
          <table:table-cell office:value-type="float" office:value="-90.5">
            <text:p>-90.5</text:p>
          </table:table-cell>
          <table:table-cell office:value-type="float" office:value="-174.5">
            <text:p>-174.5</text:p>
          </table:table-cell>
          <table:table-cell office:value-type="float" office:value="0.0264725828327843">
            <text:p>0.0264725828</text:p>
          </table:table-cell>
          <table:table-cell office:value-type="float" office:value="-0.00538754613644481">
            <text:p>-0.0053875461</text:p>
          </table:table-cell>
          <table:table-cell office:value-type="float" office:value="-0.00606682195876647">
            <text:p>-0.006066822</text:p>
          </table:table-cell>
          <table:table-cell office:value-type="float" office:value="1.09402760329275">
            <text:p>1.0940276033</text:p>
          </table:table-cell>
          <table:table-cell office:value-type="float" office:value="0.981200478803053">
            <text:p>0.9812004788</text:p>
          </table:table-cell>
          <table:table-cell office:value-type="float" office:value="0.978838263548529">
            <text:p>0.9788382635</text:p>
          </table:table-cell>
          <table:table-cell office:value-type="float" office:value="26.5286515636252">
            <text:p>26.52865156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490">
            <text:p>11490</text:p>
          </table:table-cell>
          <table:table-cell office:value-type="float" office:value="16153">
            <text:p>16153</text:p>
          </table:table-cell>
          <table:table-cell office:value-type="float" office:value="28217">
            <text:p>28217</text:p>
          </table:table-cell>
          <table:table-cell office:value-type="float" office:value="384.625">
            <text:p>384.625</text:p>
          </table:table-cell>
          <table:table-cell office:value-type="float" office:value="-135.75">
            <text:p>-135.75</text:p>
          </table:table-cell>
          <table:table-cell office:value-type="float" office:value="-399.5">
            <text:p>-399.5</text:p>
          </table:table-cell>
          <table:table-cell office:value-type="float" office:value="0.0334747606614447">
            <text:p>0.0334747607</text:p>
          </table:table-cell>
          <table:table-cell office:value-type="float" office:value="-0.00840401163870489">
            <text:p>-0.0084040116</text:p>
          </table:table-cell>
          <table:table-cell office:value-type="float" office:value="-0.0141581316227806">
            <text:p>-0.0141581316</text:p>
          </table:table-cell>
          <table:table-cell office:value-type="float" office:value="1.11935795913369">
            <text:p>1.1193579591</text:p>
          </table:table-cell>
          <table:table-cell office:value-type="float" office:value="0.970724388991315">
            <text:p>0.970724389</text:p>
          </table:table-cell>
          <table:table-cell office:value-type="float" office:value="0.950839426594722">
            <text:p>0.9508394266</text:p>
          </table:table-cell>
          <table:table-cell office:value-type="float" office:value="21.0512329131261">
            <text:p>21.0512329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442">
            <text:p>16442</text:p>
          </table:table-cell>
          <table:table-cell office:value-type="float" office:value="27030">
            <text:p>27030</text:p>
          </table:table-cell>
          <table:table-cell office:value-type="float" office:value="443.5">
            <text:p>443.5</text:p>
          </table:table-cell>
          <table:table-cell office:value-type="float" office:value="542.125">
            <text:p>542.125</text:p>
          </table:table-cell>
          <table:table-cell office:value-type="float" office:value="-770.25">
            <text:p>-770.25</text:p>
          </table:table-cell>
          <table:table-cell office:value-type="float" office:value="0.0403181818181818">
            <text:p>0.0403181818</text:p>
          </table:table-cell>
          <table:table-cell office:value-type="float" office:value="0.0329719620484126">
            <text:p>0.032971962</text:p>
          </table:table-cell>
          <table:table-cell office:value-type="float" office:value="-0.028496115427303">
            <text:p>-0.0284961154</text:p>
          </table:table-cell>
          <table:table-cell office:value-type="float" office:value="1.14429972570248">
            <text:p>1.1442997257</text:p>
          </table:table-cell>
          <table:table-cell office:value-type="float" office:value="1.11753268172084">
            <text:p>1.1175326817</text:p>
          </table:table-cell>
          <table:table-cell office:value-type="float" office:value="0.901855172049554">
            <text:p>0.901855172</text:p>
          </table:table-cell>
          <table:table-cell office:value-type="float" office:value="17.5362160638568">
            <text:p>17.5362160639</text:p>
          </table:table-cell>
          <table:table-cell office:value-type="float" office:value="21.3670211272863">
            <text:p>21.3670211273</text:p>
          </table:table-cell>
          <table:table-cell office:value-type="float" office:value="-23.9760256463365">
            <text:p>-23.976025646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695">
            <text:p>10695</text:p>
          </table:table-cell>
          <table:table-cell office:value-type="float" office:value="16757">
            <text:p>16757</text:p>
          </table:table-cell>
          <table:table-cell office:value-type="float" office:value="25606">
            <text:p>25606</text:p>
          </table:table-cell>
          <table:table-cell office:value-type="float" office:value="592.5">
            <text:p>592.5</text:p>
          </table:table-cell>
          <table:table-cell office:value-type="float" office:value="-558.75">
            <text:p>-558.75</text:p>
          </table:table-cell>
          <table:table-cell office:value-type="float" office:value="357">
            <text:p>357</text:p>
          </table:table-cell>
          <table:table-cell office:value-type="float" office:value="0.0553997194950912">
            <text:p>0.0553997195</text:p>
          </table:table-cell>
          <table:table-cell office:value-type="float" office:value="-0.0333442740347318">
            <text:p>-0.033344274</text:p>
          </table:table-cell>
          <table:table-cell office:value-type="float" office:value="0.0139420448332422">
            <text:p>0.0139420448</text:p>
          </table:table-cell>
          <table:table-cell office:value-type="float" office:value="1.19991451091628">
            <text:p>1.1999145109</text:p>
          </table:table-cell>
          <table:table-cell office:value-type="float" office:value="0.885474248475809">
            <text:p>0.8854742485</text:p>
          </table:table-cell>
          <table:table-cell office:value-type="float" office:value="1.04917814292005">
            <text:p>1.0491781429</text:p>
          </table:table-cell>
          <table:table-cell office:value-type="float" office:value="12.8552045341865">
            <text:p>12.8552045342</text:p>
          </table:table-cell>
          <table:table-cell office:value-type="float" office:value="-20.4390600546296">
            <text:p>-20.4390600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1032">
            <text:p>11032</text:p>
          </table:table-cell>
          <table:table-cell office:value-type="float" office:value="16058">
            <text:p>16058</text:p>
          </table:table-cell>
          <table:table-cell office:value-type="float" office:value="27758">
            <text:p>27758</text:p>
          </table:table-cell>
          <table:table-cell office:value-type="float" office:value="-653">
            <text:p>-653</text:p>
          </table:table-cell>
          <table:table-cell office:value-type="float" office:value="-91.625">
            <text:p>-91.625</text:p>
          </table:table-cell>
          <table:table-cell office:value-type="float" office:value="-133.75">
            <text:p>-133.75</text:p>
          </table:table-cell>
          <table:table-cell office:value-type="float" office:value="-0.0591914430746918">
            <text:p>-0.0591914431</text:p>
          </table:table-cell>
          <table:table-cell office:value-type="float" office:value="-0.00570587868974966">
            <text:p>-0.0057058787</text:p>
          </table:table-cell>
          <table:table-cell office:value-type="float" office:value="-0.00481843072267454">
            <text:p>-0.0048184307</text:p>
          </table:table-cell>
          <table:table-cell office:value-type="float" office:value="0.799697058027777">
            <text:p>0.799697058</text:p>
          </table:table-cell>
          <table:table-cell office:value-type="float" office:value="0.980093236407056">
            <text:p>0.9800932364</text:p>
          </table:table-cell>
          <table:table-cell office:value-type="float" office:value="0.983180998328912">
            <text:p>0.9831809983</text:p>
          </table:table-cell>
          <table:table-cell office:value-type="float" office:value="-11.3601621000159">
            <text:p>-11.36016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9918">
            <text:p>9918</text:p>
          </table:table-cell>
          <table:table-cell office:value-type="float" office:value="15768">
            <text:p>15768</text:p>
          </table:table-cell>
          <table:table-cell office:value-type="float" office:value="27366">
            <text:p>27366</text:p>
          </table:table-cell>
          <table:table-cell office:value-type="float" office:value="-435.625">
            <text:p>-435.625</text:p>
          </table:table-cell>
          <table:table-cell office:value-type="float" office:value="-250.25">
            <text:p>-250.25</text:p>
          </table:table-cell>
          <table:table-cell office:value-type="float" office:value="-408.375">
            <text:p>-408.375</text:p>
          </table:table-cell>
          <table:table-cell office:value-type="float" office:value="-0.0439226658600524">
            <text:p>-0.0439226659</text:p>
          </table:table-cell>
          <table:table-cell office:value-type="float" office:value="-0.0158707508878742">
            <text:p>-0.0158707509</text:p>
          </table:table-cell>
          <table:table-cell office:value-type="float" office:value="-0.0149227143170357">
            <text:p>-0.0149227143</text:p>
          </table:table-cell>
          <table:table-cell office:value-type="float" office:value="0.850051902619274">
            <text:p>0.8500519026</text:p>
          </table:table-cell>
          <table:table-cell office:value-type="float" office:value="0.944946058130581">
            <text:p>0.9449460581</text:p>
          </table:table-cell>
          <table:table-cell office:value-type="float" office:value="0.948206967199447">
            <text:p>0.9482069672</text:p>
          </table:table-cell>
          <table:table-cell office:value-type="float" office:value="-15.4319137683144">
            <text:p>-15.43191376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9083">
            <text:p>9083</text:p>
          </table:table-cell>
          <table:table-cell office:value-type="float" office:value="15865">
            <text:p>15865</text:p>
          </table:table-cell>
          <table:table-cell office:value-type="float" office:value="26442">
            <text:p>26442</text:p>
          </table:table-cell>
          <table:table-cell office:value-type="float" office:value="-752.25">
            <text:p>-752.25</text:p>
          </table:table-cell>
          <table:table-cell office:value-type="float" office:value="-385.625">
            <text:p>-385.625</text:p>
          </table:table-cell>
          <table:table-cell office:value-type="float" office:value="-589.375">
            <text:p>-589.375</text:p>
          </table:table-cell>
          <table:table-cell office:value-type="float" office:value="-0.0828195530111197">
            <text:p>-0.082819553</text:p>
          </table:table-cell>
          <table:table-cell office:value-type="float" office:value="-0.0243066498581784">
            <text:p>-0.0243066499</text:p>
          </table:table-cell>
          <table:table-cell office:value-type="float" office:value="-0.0222893502760759">
            <text:p>-0.0222893503</text:p>
          </table:table-cell>
          <table:table-cell office:value-type="float" office:value="0.723575358048566">
            <text:p>0.723575358</text:p>
          </table:table-cell>
          <table:table-cell office:value-type="float" office:value="0.916084719421939">
            <text:p>0.9160847194</text:p>
          </table:table-cell>
          <table:table-cell office:value-type="float" office:value="0.922961031699764">
            <text:p>0.9229610317</text:p>
          </table:table-cell>
          <table:table-cell office:value-type="float" office:value="-8.01779977900832">
            <text:p>-8.017799779</text:p>
          </table:table-cell>
          <table:table-cell office:value-type="float" office:value="-28.1687765975766">
            <text:p>-28.1687765976</text:p>
          </table:table-cell>
          <table:table-cell office:value-type="float" office:value="-30.7498087806421">
            <text:p>-30.74980878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8525">
            <text:p>8525</text:p>
          </table:table-cell>
          <table:table-cell office:value-type="float" office:value="16000">
            <text:p>16000</text:p>
          </table:table-cell>
          <table:table-cell office:value-type="float" office:value="24550">
            <text:p>24550</text:p>
          </table:table-cell>
          <table:table-cell office:value-type="float" office:value="-425.125">
            <text:p>-425.125</text:p>
          </table:table-cell>
          <table:table-cell office:value-type="float" office:value="-571.875">
            <text:p>-571.875</text:p>
          </table:table-cell>
          <table:table-cell office:value-type="float" office:value="349.25">
            <text:p>349.25</text:p>
          </table:table-cell>
          <table:table-cell office:value-type="float" office:value="-0.0498680351906158">
            <text:p>-0.0498680352</text:p>
          </table:table-cell>
          <table:table-cell office:value-type="float" office:value="-0.0357421875">
            <text:p>-0.0357421875</text:p>
          </table:table-cell>
          <table:table-cell office:value-type="float" office:value="0.0142260692464358">
            <text:p>0.0142260692</text:p>
          </table:table-cell>
          <table:table-cell office:value-type="float" office:value="0.830336045863039">
            <text:p>0.8303360459</text:p>
          </table:table-cell>
          <table:table-cell office:value-type="float" office:value="0.877406251525879">
            <text:p>0.8774062515</text:p>
          </table:table-cell>
          <table:table-cell office:value-type="float" office:value="1.05018790921309">
            <text:p>1.0501879092</text:p>
          </table:table-cell>
          <table:table-cell office:value-type="float" office:value="-13.5501005935606">
            <text:p>-13.5501005936</text:p>
          </table:table-cell>
          <table:table-cell office:value-type="float" office:value="-19.044294404881">
            <text:p>-19.0442944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9610">
            <text:p>9610</text:p>
          </table:table-cell>
          <table:table-cell office:value-type="float" office:value="15750">
            <text:p>15750</text:p>
          </table:table-cell>
          <table:table-cell office:value-type="float" office:value="27390">
            <text:p>27390</text:p>
          </table:table-cell>
          <table:table-cell office:value-type="float" office:value="-65.5">
            <text:p>-65.5</text:p>
          </table:table-cell>
          <table:table-cell office:value-type="float" office:value="-61.5">
            <text:p>-61.5</text:p>
          </table:table-cell>
          <table:table-cell office:value-type="float" office:value="-128.625">
            <text:p>-128.625</text:p>
          </table:table-cell>
          <table:table-cell office:value-type="float" office:value="-0.00681581685744017">
            <text:p>-0.0068158169</text:p>
          </table:table-cell>
          <table:table-cell office:value-type="float" office:value="-0.0039047619047619">
            <text:p>-0.0039047619</text:p>
          </table:table-cell>
          <table:table-cell office:value-type="float" office:value="-0.0046960569550931">
            <text:p>-0.004696057</text:p>
          </table:table-cell>
          <table:table-cell office:value-type="float" office:value="0.97623569350345">
            <text:p>0.9762356935</text:p>
          </table:table-cell>
          <table:table-cell office:value-type="float" office:value="0.986363217777778">
            <text:p>0.9863632178</text:p>
          </table:table-cell>
          <table:table-cell office:value-type="float" office:value="0.983607024440988">
            <text:p>0.98360702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9240">
            <text:p>9240</text:p>
          </table:table-cell>
          <table:table-cell office:value-type="float" office:value="15330">
            <text:p>15330</text:p>
          </table:table-cell>
          <table:table-cell office:value-type="float" office:value="26367">
            <text:p>26367</text:p>
          </table:table-cell>
          <table:table-cell office:value-type="float" office:value="-613.875">
            <text:p>-613.875</text:p>
          </table:table-cell>
          <table:table-cell office:value-type="float" office:value="-331.125">
            <text:p>-331.125</text:p>
          </table:table-cell>
          <table:table-cell office:value-type="float" office:value="-465.125">
            <text:p>-465.125</text:p>
          </table:table-cell>
          <table:table-cell office:value-type="float" office:value="-0.0664366883116883">
            <text:p>-0.0664366883</text:p>
          </table:table-cell>
          <table:table-cell office:value-type="float" office:value="-0.0215998043052838">
            <text:p>-0.0215998043</text:p>
          </table:table-cell>
          <table:table-cell office:value-type="float" office:value="-0.0176404217392953">
            <text:p>-0.0176404217</text:p>
          </table:table-cell>
          <table:table-cell office:value-type="float" office:value="0.776122704674587">
            <text:p>0.7761227047</text:p>
          </table:table-cell>
          <table:table-cell office:value-type="float" office:value="0.925315125961719">
            <text:p>0.925315126</text:p>
          </table:table-cell>
          <table:table-cell office:value-type="float" office:value="0.938868445491581">
            <text:p>0.9388684455</text:p>
          </table:table-cell>
          <table:table-cell office:value-type="float" office:value="-10.0826546261732">
            <text:p>-10.0826546262</text:p>
          </table:table-cell>
          <table:table-cell office:value-type="float" office:value="-31.742603079962">
            <text:p>-31.74260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8464">
            <text:p>8464</text:p>
          </table:table-cell>
          <table:table-cell office:value-type="float" office:value="14884">
            <text:p>14884</text:p>
          </table:table-cell>
          <table:table-cell office:value-type="float" office:value="25477">
            <text:p>25477</text:p>
          </table:table-cell>
          <table:table-cell office:value-type="float" office:value="-372.875">
            <text:p>-372.875</text:p>
          </table:table-cell>
          <table:table-cell office:value-type="float" office:value="-508.75">
            <text:p>-508.75</text:p>
          </table:table-cell>
          <table:table-cell office:value-type="float" office:value="-660.375">
            <text:p>-660.375</text:p>
          </table:table-cell>
          <table:table-cell office:value-type="float" office:value="-0.0440542296786389">
            <text:p>-0.0440542297</text:p>
          </table:table-cell>
          <table:table-cell office:value-type="float" office:value="-0.034180999731255">
            <text:p>-0.0341809997</text:p>
          </table:table-cell>
          <table:table-cell office:value-type="float" office:value="-0.0259204380421557">
            <text:p>-0.025920438</text:p>
          </table:table-cell>
          <table:table-cell office:value-type="float" office:value="0.849614115423817">
            <text:p>0.8496141154</text:p>
          </table:table-cell>
          <table:table-cell office:value-type="float" office:value="0.882656448796158">
            <text:p>0.8826564488</text:p>
          </table:table-cell>
          <table:table-cell office:value-type="float" office:value="0.910595330304718">
            <text:p>0.9105953303</text:p>
          </table:table-cell>
          <table:table-cell office:value-type="float" office:value="-15.3847771018206">
            <text:p>-15.3847771018</text:p>
          </table:table-cell>
          <table:table-cell office:value-type="float" office:value="-19.9301450850442">
            <text:p>-19.930145085</text:p>
          </table:table-cell>
          <table:table-cell office:value-type="float" office:value="-26.3932469085163">
            <text:p>-26.393246908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9828">
            <text:p>9828</text:p>
          </table:table-cell>
          <table:table-cell office:value-type="float" office:value="15202">
            <text:p>15202</text:p>
          </table:table-cell>
          <table:table-cell office:value-type="float" office:value="21827">
            <text:p>21827</text:p>
          </table:table-cell>
          <table:table-cell office:value-type="float" office:value="-89">
            <text:p>-89</text:p>
          </table:table-cell>
          <table:table-cell office:value-type="float" office:value="451">
            <text:p>451</text:p>
          </table:table-cell>
          <table:table-cell office:value-type="float" office:value="-899">
            <text:p>-899</text:p>
          </table:table-cell>
          <table:table-cell office:value-type="float" office:value="-0.00905575905575906">
            <text:p>-0.0090557591</text:p>
          </table:table-cell>
          <table:table-cell office:value-type="float" office:value="0.0296671490593343">
            <text:p>0.0296671491</text:p>
          </table:table-cell>
          <table:table-cell office:value-type="float" office:value="-0.0411875200439822">
            <text:p>-0.04118752</text:p>
          </table:table-cell>
          <table:table-cell office:value-type="float" office:value="0.968465576578112">
            <text:p>0.9684655766</text:p>
          </table:table-cell>
          <table:table-cell office:value-type="float" office:value="1.10556009558496">
            <text:p>1.1055600956</text:p>
          </table:table-cell>
          <table:table-cell office:value-type="float" office:value="0.859168646988514">
            <text:p>0.859168647</text:p>
          </table:table-cell>
          <table:table-cell office:value-type="float" office:value="0">
            <text:p>0</text:p>
          </table:table-cell>
          <table:table-cell office:value-type="float" office:value="23.7090166937285">
            <text:p>23.7090166937</text:p>
          </table:table-cell>
          <table:table-cell office:value-type="float" office:value="-16.4800554237604">
            <text:p>-16.480055423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0260">
            <text:p>10260</text:p>
          </table:table-cell>
          <table:table-cell office:value-type="float" office:value="13717">
            <text:p>13717</text:p>
          </table:table-cell>
          <table:table-cell office:value-type="float" office:value="23400">
            <text:p>23400</text:p>
          </table:table-cell>
          <table:table-cell office:value-type="float" office:value="220.5">
            <text:p>220.5</text:p>
          </table:table-cell>
          <table:table-cell office:value-type="float" office:value="237.125">
            <text:p>237.125</text:p>
          </table:table-cell>
          <table:table-cell office:value-type="float" office:value="997.5">
            <text:p>997.5</text:p>
          </table:table-cell>
          <table:table-cell office:value-type="float" office:value="0.0214912280701754">
            <text:p>0.0214912281</text:p>
          </table:table-cell>
          <table:table-cell office:value-type="float" office:value="0.0172869432091565">
            <text:p>0.0172869432</text:p>
          </table:table-cell>
          <table:table-cell office:value-type="float" office:value="0.0426282051282051">
            <text:p>0.0426282051</text:p>
          </table:table-cell>
          <table:table-cell office:value-type="float" office:value="1.07612456909818">
            <text:p>1.0761245691</text:p>
          </table:table-cell>
          <table:table-cell office:value-type="float" office:value="1.06109002450686">
            <text:p>1.0610900245</text:p>
          </table:table-cell>
          <table:table-cell office:value-type="float" office:value="1.15276035913872">
            <text:p>1.1527603591</text:p>
          </table:table-cell>
          <table:table-cell office:value-type="float" office:value="32.5979080561229">
            <text:p>32.5979080561</text:p>
          </table:table-cell>
          <table:table-cell office:value-type="float" office:value="0">
            <text:p>0</text:p>
          </table:table-cell>
          <table:table-cell office:value-type="float" office:value="16.6044571570291">
            <text:p>16.60445715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8550">
            <text:p>8550</text:p>
          </table:table-cell>
          <table:table-cell office:value-type="float" office:value="14248">
            <text:p>14248</text:p>
          </table:table-cell>
          <table:table-cell office:value-type="float" office:value="24600">
            <text:p>24600</text:p>
          </table:table-cell>
          <table:table-cell office:value-type="float" office:value="-418.375">
            <text:p>-418.375</text:p>
          </table:table-cell>
          <table:table-cell office:value-type="float" office:value="497.25">
            <text:p>497.25</text:p>
          </table:table-cell>
          <table:table-cell office:value-type="float" office:value="997.5">
            <text:p>997.5</text:p>
          </table:table-cell>
          <table:table-cell office:value-type="float" office:value="-0.0489327485380117">
            <text:p>-0.0489327485</text:p>
          </table:table-cell>
          <table:table-cell office:value-type="float" office:value="0.0348996350364964">
            <text:p>0.034899635</text:p>
          </table:table-cell>
          <table:table-cell office:value-type="float" office:value="0.0405487804878049">
            <text:p>0.0405487805</text:p>
          </table:table-cell>
          <table:table-cell office:value-type="float" office:value="0.833428431320748">
            <text:p>0.8334284313</text:p>
          </table:table-cell>
          <table:table-cell office:value-type="float" office:value="1.12453597229807">
            <text:p>1.1245359723</text:p>
          </table:table-cell>
          <table:table-cell office:value-type="float" office:value="1.14514337076145">
            <text:p>1.1451433708</text:p>
          </table:table-cell>
          <table:table-cell office:value-type="float" office:value="-13.8158309746597">
            <text:p>-13.8158309747</text:p>
          </table:table-cell>
          <table:table-cell office:value-type="float" office:value="20.2057505549431">
            <text:p>20.2057505549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5">
            <text:p>275</text:p>
          </table:table-cell>
          <table:table-cell office:value-type="float" office:value="8464">
            <text:p>8464</text:p>
          </table:table-cell>
          <table:table-cell office:value-type="float" office:value="13984">
            <text:p>13984</text:p>
          </table:table-cell>
          <table:table-cell office:value-type="float" office:value="24096">
            <text:p>24096</text:p>
          </table:table-cell>
          <table:table-cell office:value-type="float" office:value="-372.875">
            <text:p>-372.875</text:p>
          </table:table-cell>
          <table:table-cell office:value-type="float" office:value="-649.5">
            <text:p>-649.5</text:p>
          </table:table-cell>
          <table:table-cell office:value-type="float" office:value="1470">
            <text:p>1470</text:p>
          </table:table-cell>
          <table:table-cell office:value-type="float" office:value="-0.0440542296786389">
            <text:p>-0.0440542297</text:p>
          </table:table-cell>
          <table:table-cell office:value-type="float" office:value="-0.046445938215103">
            <text:p>-0.0464459382</text:p>
          </table:table-cell>
          <table:table-cell office:value-type="float" office:value="0.0610059760956175">
            <text:p>0.0610059761</text:p>
          </table:table-cell>
          <table:table-cell office:value-type="float" office:value="0.849614115423817">
            <text:p>0.8496141154</text:p>
          </table:table-cell>
          <table:table-cell office:value-type="float" office:value="0.841667377593435">
            <text:p>0.8416673776</text:p>
          </table:table-cell>
          <table:table-cell office:value-type="float" office:value="1.22081550540864">
            <text:p>1.2208155054</text:p>
          </table:table-cell>
          <table:table-cell office:value-type="float" office:value="-15.3847771018206">
            <text:p>-15.3847771018</text:p>
          </table:table-cell>
          <table:table-cell office:value-type="float" office:value="-14.5744209944003">
            <text:p>-14.5744209944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0">
            <text:p>310</text:p>
          </table:table-cell>
          <table:table-cell office:value-type="float" office:value="9828">
            <text:p>9828</text:p>
          </table:table-cell>
          <table:table-cell office:value-type="float" office:value="15984">
            <text:p>15984</text:p>
          </table:table-cell>
          <table:table-cell office:value-type="float" office:value="28560">
            <text:p>28560</text:p>
          </table:table-cell>
          <table:table-cell office:value-type="float" office:value="-89">
            <text:p>-89</text:p>
          </table:table-cell>
          <table:table-cell office:value-type="float" office:value="1134">
            <text:p>1134</text:p>
          </table:table-cell>
          <table:table-cell office:value-type="float" office:value="1224">
            <text:p>1224</text:p>
          </table:table-cell>
          <table:table-cell office:value-type="float" office:value="-0.00905575905575906">
            <text:p>-0.0090557591</text:p>
          </table:table-cell>
          <table:table-cell office:value-type="float" office:value="0.0709459459459459">
            <text:p>0.0709459459</text:p>
          </table:table-cell>
          <table:table-cell office:value-type="float" office:value="0.0428571428571429">
            <text:p>0.0428571429</text:p>
          </table:table-cell>
          <table:table-cell office:value-type="float" office:value="0.968465576578112">
            <text:p>0.9684655766</text:p>
          </table:table-cell>
          <table:table-cell office:value-type="float" office:value="1.25817613221329">
            <text:p>1.258176132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0.1126892856572">
            <text:p>10.1126892857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0260">
            <text:p>10260</text:p>
          </table:table-cell>
          <table:table-cell office:value-type="float" office:value="16496">
            <text:p>16496</text:p>
          </table:table-cell>
          <table:table-cell office:value-type="float" office:value="28200">
            <text:p>28200</text:p>
          </table:table-cell>
          <table:table-cell office:value-type="float" office:value="220.5">
            <text:p>220.5</text:p>
          </table:table-cell>
          <table:table-cell office:value-type="float" office:value="766">
            <text:p>766</text:p>
          </table:table-cell>
          <table:table-cell office:value-type="float" office:value="1462.5">
            <text:p>1462.5</text:p>
          </table:table-cell>
          <table:table-cell office:value-type="float" office:value="0.0214912280701754">
            <text:p>0.0214912281</text:p>
          </table:table-cell>
          <table:table-cell office:value-type="float" office:value="0.0464354995150339">
            <text:p>0.0464354995</text:p>
          </table:table-cell>
          <table:table-cell office:value-type="float" office:value="0.0518617021276596">
            <text:p>0.0518617021</text:p>
          </table:table-cell>
          <table:table-cell office:value-type="float" office:value="1.07612456909818">
            <text:p>1.0761245691</text:p>
          </table:table-cell>
          <table:table-cell office:value-type="float" office:value="1.16675050930843">
            <text:p>1.1667505093</text:p>
          </table:table-cell>
          <table:table-cell office:value-type="float" office:value="1.18678764429606">
            <text:p>1.1867876443</text:p>
          </table:table-cell>
          <table:table-cell office:value-type="float" office:value="32.5979080561229">
            <text:p>32.5979080561</text:p>
          </table:table-cell>
          <table:table-cell office:value-type="float" office:value="15.2710483354786">
            <text:p>15.2710483355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9936">
            <text:p>9936</text:p>
          </table:table-cell>
          <table:table-cell office:value-type="float" office:value="16764">
            <text:p>16764</text:p>
          </table:table-cell>
          <table:table-cell office:value-type="float" office:value="29568">
            <text:p>29568</text:p>
          </table:table-cell>
          <table:table-cell office:value-type="float" office:value="536.625">
            <text:p>536.625</text:p>
          </table:table-cell>
          <table:table-cell office:value-type="float" office:value="754.875">
            <text:p>754.875</text:p>
          </table:table-cell>
          <table:table-cell office:value-type="float" office:value="1194">
            <text:p>1194</text:p>
          </table:table-cell>
          <table:table-cell office:value-type="float" office:value="0.054008152173913">
            <text:p>0.0540081522</text:p>
          </table:table-cell>
          <table:table-cell office:value-type="float" office:value="0.0450295275590551">
            <text:p>0.0450295276</text:p>
          </table:table-cell>
          <table:table-cell office:value-type="float" office:value="0.0403814935064935">
            <text:p>0.0403814935</text:p>
          </table:table-cell>
          <table:table-cell office:value-type="float" office:value="1.19474561839113">
            <text:p>1.1947456184</text:p>
          </table:table-cell>
          <table:table-cell office:value-type="float" office:value="1.16157755682699">
            <text:p>1.1615775568</text:p>
          </table:table-cell>
          <table:table-cell office:value-type="float" office:value="1.14453133070764">
            <text:p>1.1445313307</text:p>
          </table:table-cell>
          <table:table-cell office:value-type="float" office:value="13.1776568055056">
            <text:p>13.1776568055</text:p>
          </table:table-cell>
          <table:table-cell office:value-type="float" office:value="15.7371996991708">
            <text:p>15.7371996992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673">
            <text:p>673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10956">
            <text:p>10956</text:p>
          </table:table-cell>
          <table:table-cell office:value-type="float" office:value="17556">
            <text:p>17556</text:p>
          </table:table-cell>
          <table:table-cell office:value-type="float" office:value="30120">
            <text:p>30120</text:p>
          </table:table-cell>
          <table:table-cell office:value-type="float" office:value="550.5">
            <text:p>550.5</text:p>
          </table:table-cell>
          <table:table-cell office:value-type="float" office:value="808.5">
            <text:p>808.5</text:p>
          </table:table-cell>
          <table:table-cell office:value-type="float" office:value="1837.5">
            <text:p>1837.5</text:p>
          </table:table-cell>
          <table:table-cell office:value-type="float" office:value="0.0502464403066813">
            <text:p>0.0502464403</text:p>
          </table:table-cell>
          <table:table-cell office:value-type="float" office:value="0.0460526315789474">
            <text:p>0.0460526316</text:p>
          </table:table-cell>
          <table:table-cell office:value-type="float" office:value="0.0610059760956175">
            <text:p>0.0610059761</text:p>
          </table:table-cell>
          <table:table-cell office:value-type="float" office:value="1.18081096240983">
            <text:p>1.1808109624</text:p>
          </table:table-cell>
          <table:table-cell office:value-type="float" office:value="1.16534106648199">
            <text:p>1.1653410665</text:p>
          </table:table-cell>
          <table:table-cell office:value-type="float" office:value="1.22081550540864">
            <text:p>1.2208155054</text:p>
          </table:table-cell>
          <table:table-cell office:value-type="float" office:value="14.1386928900417">
            <text:p>14.13869289</text:p>
          </table:table-cell>
          <table:table-cell office:value-type="float" office:value="15.3951689290541">
            <text:p>15.3951689291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1620">
            <text:p>11620</text:p>
          </table:table-cell>
          <table:table-cell office:value-type="float" office:value="18592">
            <text:p>18592</text:p>
          </table:table-cell>
          <table:table-cell office:value-type="float" office:value="35700">
            <text:p>35700</text:p>
          </table:table-cell>
          <table:table-cell office:value-type="float" office:value="246.25">
            <text:p>246.25</text:p>
          </table:table-cell>
          <table:table-cell office:value-type="float" office:value="394">
            <text:p>394</text:p>
          </table:table-cell>
          <table:table-cell office:value-type="float" office:value="1530">
            <text:p>1530</text:p>
          </table:table-cell>
          <table:table-cell table:number-columns-repeated="2" office:value-type="float" office:value="0.0211919104991394">
            <text:p>0.0211919105</text:p>
          </table:table-cell>
          <table:table-cell office:value-type="float" office:value="0.0428571428571429">
            <text:p>0.0428571429</text:p>
          </table:table-cell>
          <table:table-cell table:number-columns-repeated="2" office:value-type="float" office:value="1.07505191700537">
            <text:p>1.075051917</text:p>
          </table:table-cell>
          <table:table-cell office:value-type="float" office:value="1.1536">
            <text:p>1.1536</text:p>
          </table:table-cell>
          <table:table-cell table:number-columns-repeated="2" office:value-type="float" office:value="33.0534647862303">
            <text:p>33.053464786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2208">
            <text:p>12208</text:p>
          </table:table-cell>
          <table:table-cell office:value-type="float" office:value="19808">
            <text:p>19808</text:p>
          </table:table-cell>
          <table:table-cell office:value-type="float" office:value="35100">
            <text:p>35100</text:p>
          </table:table-cell>
          <table:table-cell office:value-type="float" office:value="546">
            <text:p>546</text:p>
          </table:table-cell>
          <table:table-cell office:value-type="float" office:value="468">
            <text:p>468</text:p>
          </table:table-cell>
          <table:table-cell office:value-type="float" office:value="1710">
            <text:p>1710</text:p>
          </table:table-cell>
          <table:table-cell office:value-type="float" office:value="0.0447247706422018">
            <text:p>0.0447247706</text:p>
          </table:table-cell>
          <table:table-cell office:value-type="float" office:value="0.023626817447496">
            <text:p>0.0236268174</text:p>
          </table:table-cell>
          <table:table-cell office:value-type="float" office:value="0.0487179487179487">
            <text:p>0.0487179487</text:p>
          </table:table-cell>
          <table:table-cell office:value-type="float" office:value="1.16045729526134">
            <text:p>1.1604572953</text:p>
          </table:table-cell>
          <table:table-cell office:value-type="float" office:value="1.08378798501152">
            <text:p>1.083787985</text:p>
          </table:table-cell>
          <table:table-cell office:value-type="float" office:value="1.1751647600263">
            <text:p>1.17516476</text:p>
          </table:table-cell>
          <table:table-cell office:value-type="float" office:value="15.8421064083234">
            <text:p>15.8421064083</text:p>
          </table:table-cell>
          <table:table-cell office:value-type="float" office:value="29.6825310455609">
            <text:p>29.6825310456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2132">
            <text:p>12132</text:p>
          </table:table-cell>
          <table:table-cell office:value-type="float" office:value="19578">
            <text:p>19578</text:p>
          </table:table-cell>
          <table:table-cell office:value-type="float" office:value="36960">
            <text:p>36960</text:p>
          </table:table-cell>
          <table:table-cell office:value-type="float" office:value="-106.125">
            <text:p>-106.125</text:p>
          </table:table-cell>
          <table:table-cell office:value-type="float" office:value="1194.375">
            <text:p>1194.375</text:p>
          </table:table-cell>
          <table:table-cell office:value-type="float" office:value="1492.5">
            <text:p>1492.5</text:p>
          </table:table-cell>
          <table:table-cell office:value-type="float" office:value="-0.0087475272007913">
            <text:p>-0.0087475272</text:p>
          </table:table-cell>
          <table:table-cell office:value-type="float" office:value="0.0610059760956175">
            <text:p>0.0610059761</text:p>
          </table:table-cell>
          <table:table-cell office:value-type="float" office:value="0.0403814935064935">
            <text:p>0.0403814935</text:p>
          </table:table-cell>
          <table:table-cell office:value-type="float" office:value="0.969533632492202">
            <text:p>0.9695336325</text:p>
          </table:table-cell>
          <table:table-cell office:value-type="float" office:value="1.22081550540864">
            <text:p>1.2208155054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1.7051086705535">
            <text:p>11.7051086706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3068">
            <text:p>13068</text:p>
          </table:table-cell>
          <table:table-cell office:value-type="float" office:value="21441">
            <text:p>21441</text:p>
          </table:table-cell>
          <table:table-cell office:value-type="float" office:value="36780">
            <text:p>36780</text:p>
          </table:table-cell>
          <table:table-cell office:value-type="float" office:value="84.875">
            <text:p>84.875</text:p>
          </table:table-cell>
          <table:table-cell office:value-type="float" office:value="900.375">
            <text:p>900.375</text:p>
          </table:table-cell>
          <table:table-cell office:value-type="float" office:value="1680">
            <text:p>1680</text:p>
          </table:table-cell>
          <table:table-cell office:value-type="float" office:value="0.0064948729721457">
            <text:p>0.006494873</text:p>
          </table:table-cell>
          <table:table-cell office:value-type="float" office:value="0.0419931439764936">
            <text:p>0.041993144</text:p>
          </table:table-cell>
          <table:table-cell office:value-type="float" office:value="0.0456769983686786">
            <text:p>0.0456769984</text:p>
          </table:table-cell>
          <table:table-cell office:value-type="float" office:value="1.02281473481736">
            <text:p>1.0228147348</text:p>
          </table:table-cell>
          <table:table-cell office:value-type="float" office:value="1.15043231523415">
            <text:p>1.1504323152</text:p>
          </table:table-cell>
          <table:table-cell office:value-type="float" office:value="1.16395881512312">
            <text:p>1.1639588151</text:p>
          </table:table-cell>
          <table:table-cell office:value-type="float" office:value="0">
            <text:p>0</text:p>
          </table:table-cell>
          <table:table-cell office:value-type="float" office:value="16.8503963342381">
            <text:p>16.8503963342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0710">
            <text:p>10710</text:p>
          </table:table-cell>
          <table:table-cell office:value-type="float" office:value="20916">
            <text:p>20916</text:p>
          </table:table-cell>
          <table:table-cell office:value-type="float" office:value="38880">
            <text:p>38880</text:p>
          </table:table-cell>
          <table:table-cell office:value-type="float" office:value="65.375">
            <text:p>65.375</text:p>
          </table:table-cell>
          <table:table-cell office:value-type="float" office:value="443.25">
            <text:p>443.25</text:p>
          </table:table-cell>
          <table:table-cell office:value-type="float" office:value="0">
            <text:p>0</text:p>
          </table:table-cell>
          <table:table-cell office:value-type="float" office:value="0.00610410830999066">
            <text:p>0.0061041083</text:p>
          </table:table-cell>
          <table:table-cell office:value-type="float" office:value="0.0211919104991394">
            <text:p>0.0211919105</text:p>
          </table:table-cell>
          <table:table-cell office:value-type="float" office:value="0">
            <text:p>0</text:p>
          </table:table-cell>
          <table:table-cell office:value-type="float" office:value="1.02143740895596">
            <text:p>1.021437409</text:p>
          </table:table-cell>
          <table:table-cell office:value-type="float" office:value="1.07505191700537">
            <text:p>1.0750519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0534647862303">
            <text:p>33.0534647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8">
            <text:p>368</text:p>
          </table:table-cell>
          <table:table-cell office:value-type="float" office:value="11088">
            <text:p>11088</text:p>
          </table:table-cell>
          <table:table-cell office:value-type="float" office:value="22176">
            <text:p>22176</text:p>
          </table:table-cell>
          <table:table-cell office:value-type="float" office:value="41880">
            <text:p>41880</text:p>
          </table:table-cell>
          <table:table-cell office:value-type="float" office:value="-81.5">
            <text:p>-81.5</text:p>
          </table:table-cell>
          <table:table-cell office:value-type="float" office:value="-163">
            <text:p>-163</text:p>
          </table:table-cell>
          <table:table-cell office:value-type="float" office:value="232.5">
            <text:p>232.5</text:p>
          </table:table-cell>
          <table:table-cell table:number-columns-repeated="2" office:value-type="float" office:value="-0.0073502886002886">
            <text:p>-0.0073502886</text:p>
          </table:table-cell>
          <table:table-cell office:value-type="float" office:value="0.00555157593123209">
            <text:p>0.0055515759</text:p>
          </table:table-cell>
          <table:table-cell table:number-columns-repeated="2" office:value-type="float" office:value="0.974379882314305">
            <text:p>0.9743798823</text:p>
          </table:table-cell>
          <table:table-cell office:value-type="float" office:value="1.01949092295014">
            <text:p>1.0194909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0239">
            <text:p>10239</text:p>
          </table:table-cell>
          <table:table-cell office:value-type="float" office:value="20478">
            <text:p>20478</text:p>
          </table:table-cell>
          <table:table-cell office:value-type="float" office:value="40440">
            <text:p>40440</text:p>
          </table:table-cell>
          <table:table-cell office:value-type="float" office:value="300.375">
            <text:p>300.375</text:p>
          </table:table-cell>
          <table:table-cell office:value-type="float" office:value="600.875">
            <text:p>600.875</text:p>
          </table:table-cell>
          <table:table-cell office:value-type="float" office:value="499.375">
            <text:p>499.375</text:p>
          </table:table-cell>
          <table:table-cell office:value-type="float" office:value="0.0293363609727512">
            <text:p>0.029336361</text:p>
          </table:table-cell>
          <table:table-cell office:value-type="float" office:value="0.0293424650844809">
            <text:p>0.0293424651</text:p>
          </table:table-cell>
          <table:table-cell office:value-type="float" office:value="0.0123485410484669">
            <text:p>0.012348541</text:p>
          </table:table-cell>
          <table:table-cell office:value-type="float" office:value="1.10436408267187">
            <text:p>1.1043640827</text:p>
          </table:table-cell>
          <table:table-cell office:value-type="float" office:value="1.10438614909986">
            <text:p>1.1043861491</text:p>
          </table:table-cell>
          <table:table-cell office:value-type="float" office:value="1.04351876714304">
            <text:p>1.0435187671</text:p>
          </table:table-cell>
          <table:table-cell office:value-type="float" office:value="23.9724822579784">
            <text:p>23.972482258</text:p>
          </table:table-cell>
          <table:table-cell office:value-type="float" office:value="23.9675666712699">
            <text:p>23.96756667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470">
            <text:p>470</text:p>
          </table:table-cell>
          <table:table-cell office:value-type="float" office:value="11713">
            <text:p>11713</text:p>
          </table:table-cell>
          <table:table-cell office:value-type="float" office:value="23014">
            <text:p>23014</text:p>
          </table:table-cell>
          <table:table-cell office:value-type="float" office:value="43560">
            <text:p>43560</text:p>
          </table:table-cell>
          <table:table-cell office:value-type="float" office:value="330.625">
            <text:p>330.625</text:p>
          </table:table-cell>
          <table:table-cell office:value-type="float" office:value="882.625">
            <text:p>882.625</text:p>
          </table:table-cell>
          <table:table-cell office:value-type="float" office:value="936.875">
            <text:p>936.875</text:p>
          </table:table-cell>
          <table:table-cell office:value-type="float" office:value="0.0282271834713566">
            <text:p>0.0282271835</text:p>
          </table:table-cell>
          <table:table-cell office:value-type="float" office:value="0.0383516555140349">
            <text:p>0.0383516555</text:p>
          </table:table-cell>
          <table:table-cell office:value-type="float" office:value="0.0215076905417815">
            <text:p>0.0215076905</text:p>
          </table:table-cell>
          <table:table-cell office:value-type="float" office:value="1.10035681896773">
            <text:p>1.100356819</text:p>
          </table:table-cell>
          <table:table-cell office:value-type="float" office:value="1.13711365928123">
            <text:p>1.1371136593</text:p>
          </table:table-cell>
          <table:table-cell office:value-type="float" office:value="1.07618357517102">
            <text:p>1.0761835752</text:p>
          </table:table-cell>
          <table:table-cell office:value-type="float" office:value="24.9009821436864">
            <text:p>24.9009821437</text:p>
          </table:table-cell>
          <table:table-cell office:value-type="float" office:value="18.4178615782421">
            <text:p>18.4178615782</text:p>
          </table:table-cell>
          <table:table-cell office:value-type="float" office:value="32.5732202860715">
            <text:p>32.573220286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2187">
            <text:p>12187</text:p>
          </table:table-cell>
          <table:table-cell office:value-type="float" office:value="21924">
            <text:p>21924</text:p>
          </table:table-cell>
          <table:table-cell office:value-type="float" office:value="36296">
            <text:p>36296</text:p>
          </table:table-cell>
          <table:table-cell office:value-type="float" office:value="589.25">
            <text:p>589.25</text:p>
          </table:table-cell>
          <table:table-cell office:value-type="float" office:value="587.875">
            <text:p>587.875</text:p>
          </table:table-cell>
          <table:table-cell office:value-type="float" office:value="201.5">
            <text:p>201.5</text:p>
          </table:table-cell>
          <table:table-cell office:value-type="float" office:value="0.0483507015672438">
            <text:p>0.0483507016</text:p>
          </table:table-cell>
          <table:table-cell office:value-type="float" office:value="0.0268142218573253">
            <text:p>0.0268142219</text:p>
          </table:table-cell>
          <table:table-cell office:value-type="float" office:value="0.00555157593123209">
            <text:p>0.0055515759</text:p>
          </table:table-cell>
          <table:table-cell office:value-type="float" office:value="1.17380952455576">
            <text:p>1.1738095246</text:p>
          </table:table-cell>
          <table:table-cell office:value-type="float" office:value="1.09525902138851">
            <text:p>1.0952590214</text:p>
          </table:table-cell>
          <table:table-cell office:value-type="float" office:value="1.01949092295014">
            <text:p>1.019490923</text:p>
          </table:table-cell>
          <table:table-cell office:value-type="float" office:value="14.6796709378007">
            <text:p>14.6796709378</text:p>
          </table:table-cell>
          <table:table-cell office:value-type="float" office:value="26.1950282114651">
            <text:p>26.1950282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2">
            <text:p>502</text:p>
          </table:table-cell>
          <table:table-cell table:number-columns-repeated="2" office:value-type="float" office:value="658">
            <text:p>658</text:p>
          </table:table-cell>
          <table:table-cell office:value-type="float" office:value="11912">
            <text:p>11912</text:p>
          </table:table-cell>
          <table:table-cell office:value-type="float" office:value="22225">
            <text:p>22225</text:p>
          </table:table-cell>
          <table:table-cell office:value-type="float" office:value="37109">
            <text:p>37109</text:p>
          </table:table-cell>
          <table:table-cell office:value-type="float" office:value="669.375">
            <text:p>669.375</text:p>
          </table:table-cell>
          <table:table-cell office:value-type="float" office:value="26.25">
            <text:p>26.25</text:p>
          </table:table-cell>
          <table:table-cell office:value-type="float" office:value="826.75">
            <text:p>826.75</text:p>
          </table:table-cell>
          <table:table-cell office:value-type="float" office:value="0.0561933344526528">
            <text:p>0.0561933345</text:p>
          </table:table-cell>
          <table:table-cell office:value-type="float" office:value="0.00118110236220472">
            <text:p>0.0011811024</text:p>
          </table:table-cell>
          <table:table-cell office:value-type="float" office:value="0.0222789619768789">
            <text:p>0.022278962</text:p>
          </table:table-cell>
          <table:table-cell office:value-type="float" office:value="1.20286574462462">
            <text:p>1.2028657446</text:p>
          </table:table-cell>
          <table:table-cell office:value-type="float" office:value="1.00413659247319">
            <text:p>1.0041365925</text:p>
          </table:table-cell>
          <table:table-cell office:value-type="float" office:value="1.07894921712674">
            <text:p>1.0789492171</text:p>
          </table:table-cell>
          <table:table-cell office:value-type="float" office:value="12.6784585235587">
            <text:p>12.6784585236</text:p>
          </table:table-cell>
          <table:table-cell office:value-type="float" office:value="0">
            <text:p>0</text:p>
          </table:table-cell>
          <table:table-cell office:value-type="float" office:value="31.4574855704896">
            <text:p>31.45748557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95">
            <text:p>595</text:p>
          </table:table-cell>
          <table:table-cell office:value-type="float" office:value="14535">
            <text:p>14535</text:p>
          </table:table-cell>
          <table:table-cell office:value-type="float" office:value="24573">
            <text:p>24573</text:p>
          </table:table-cell>
          <table:table-cell office:value-type="float" office:value="40955">
            <text:p>40955</text:p>
          </table:table-cell>
          <table:table-cell office:value-type="float" office:value="980.125">
            <text:p>980.125</text:p>
          </table:table-cell>
          <table:table-cell office:value-type="float" office:value="787.75">
            <text:p>787.75</text:p>
          </table:table-cell>
          <table:table-cell office:value-type="float" office:value="1313">
            <text:p>1313</text:p>
          </table:table-cell>
          <table:table-cell office:value-type="float" office:value="0.0674320605435157">
            <text:p>0.0674320605</text:p>
          </table:table-cell>
          <table:table-cell office:value-type="float" office:value="0.0320575428315631">
            <text:p>0.0320575428</text:p>
          </table:table-cell>
          <table:table-cell office:value-type="float" office:value="0.0320595775851544">
            <text:p>0.0320595776</text:p>
          </table:table-cell>
          <table:table-cell office:value-type="float" office:value="1.24492449416903">
            <text:p>1.2449244942</text:p>
          </table:table-cell>
          <table:table-cell office:value-type="float" office:value="1.11421566457317">
            <text:p>1.1142156646</text:p>
          </table:table-cell>
          <table:table-cell office:value-type="float" office:value="1.11422304191732">
            <text:p>1.1142230419</text:p>
          </table:table-cell>
          <table:table-cell office:value-type="float" office:value="10.6219977687496">
            <text:p>10.6219977687</text:p>
          </table:table-cell>
          <table:table-cell office:value-type="float" office:value="21.9667194427009">
            <text:p>21.9667194427</text:p>
          </table:table-cell>
          <table:table-cell office:value-type="float" office:value="21.9653470282112">
            <text:p>21.965347028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85">
            <text:p>585</text:p>
          </table:table-cell>
          <table:table-cell office:value-type="float" office:value="15713">
            <text:p>15713</text:p>
          </table:table-cell>
          <table:table-cell office:value-type="float" office:value="26189">
            <text:p>26189</text:p>
          </table:table-cell>
          <table:table-cell office:value-type="float" office:value="44275">
            <text:p>44275</text:p>
          </table:table-cell>
          <table:table-cell office:value-type="float" office:value="763.625">
            <text:p>763.625</text:p>
          </table:table-cell>
          <table:table-cell office:value-type="float" office:value="1272.875">
            <text:p>1272.875</text:p>
          </table:table-cell>
          <table:table-cell office:value-type="float" office:value="832">
            <text:p>832</text:p>
          </table:table-cell>
          <table:table-cell office:value-type="float" office:value="0.0485982944059059">
            <text:p>0.0485982944</text:p>
          </table:table-cell>
          <table:table-cell office:value-type="float" office:value="0.0486034212837451">
            <text:p>0.0486034213</text:p>
          </table:table-cell>
          <table:table-cell office:value-type="float" office:value="0.0187916431394692">
            <text:p>0.0187916431</text:p>
          </table:table-cell>
          <table:table-cell office:value-type="float" office:value="1.17472314709023">
            <text:p>1.1747231471</text:p>
          </table:table-cell>
          <table:table-cell office:value-type="float" office:value="1.17474206791166">
            <text:p>1.1747420679</text:p>
          </table:table-cell>
          <table:table-cell office:value-type="float" office:value="1.06646287765783">
            <text:p>1.0664628777</text:p>
          </table:table-cell>
          <table:table-cell office:value-type="float" office:value="14.6066208361262">
            <text:p>14.6066208361</text:p>
          </table:table-cell>
          <table:table-cell office:value-type="float" office:value="14.6051160593916">
            <text:p>14.6051160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4">
            <text:p>4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616">
            <text:p>616</text:p>
          </table:table-cell>
          <table:table-cell office:value-type="float" office:value="15424">
            <text:p>15424</text:p>
          </table:table-cell>
          <table:table-cell office:value-type="float" office:value="25753">
            <text:p>25753</text:p>
          </table:table-cell>
          <table:table-cell office:value-type="float" office:value="43461">
            <text:p>43461</text:p>
          </table:table-cell>
          <table:table-cell office:value-type="float" office:value="805">
            <text:p>805</text:p>
          </table:table-cell>
          <table:table-cell office:value-type="float" office:value="1344">
            <text:p>1344</text:p>
          </table:table-cell>
          <table:table-cell office:value-type="float" office:value="2073.71428571429">
            <text:p>2073.7142857143</text:p>
          </table:table-cell>
          <table:table-cell office:value-type="float" office:value="0.0521913900414938">
            <text:p>0.05219139</text:p>
          </table:table-cell>
          <table:table-cell office:value-type="float" office:value="0.0521880945909214">
            <text:p>0.0521880946</text:p>
          </table:table-cell>
          <table:table-cell office:value-type="float" office:value="0.0477143711767858">
            <text:p>0.0477143712</text:p>
          </table:table-cell>
          <table:table-cell office:value-type="float" office:value="1.18800878988638">
            <text:p>1.1880087899</text:p>
          </table:table-cell>
          <table:table-cell office:value-type="float" office:value="1.18799658161361">
            <text:p>1.1879965816</text:p>
          </table:table-cell>
          <table:table-cell office:value-type="float" office:value="1.17146255510367">
            <text:p>1.1714625551</text:p>
          </table:table-cell>
          <table:table-cell office:value-type="float" office:value="13.6245072502268">
            <text:p>13.6245072502</text:p>
          </table:table-cell>
          <table:table-cell office:value-type="float" office:value="13.6253460602731">
            <text:p>13.6253460603</text:p>
          </table:table-cell>
          <table:table-cell office:value-type="float" office:value="14.8708920292575">
            <text:p>14.870892029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13">
            <text:p>613</text:p>
          </table:table-cell>
          <table:table-cell office:value-type="float" office:value="15820">
            <text:p>15820</text:p>
          </table:table-cell>
          <table:table-cell office:value-type="float" office:value="26572">
            <text:p>26572</text:p>
          </table:table-cell>
          <table:table-cell office:value-type="float" office:value="46331">
            <text:p>46331</text:p>
          </table:table-cell>
          <table:table-cell office:value-type="float" office:value="-175.166666666667">
            <text:p>-175.1666666667</text:p>
          </table:table-cell>
          <table:table-cell office:value-type="float" office:value="0">
            <text:p>0</text:p>
          </table:table-cell>
          <table:table-cell office:value-type="float" office:value="2209.33333333333">
            <text:p>2209.3333333333</text:p>
          </table:table-cell>
          <table:table-cell office:value-type="float" office:value="-0.0110724820901812">
            <text:p>-0.0110724821</text:p>
          </table:table-cell>
          <table:table-cell office:value-type="float" office:value="0">
            <text:p>0</text:p>
          </table:table-cell>
          <table:table-cell office:value-type="float" office:value="0.0476858546833294">
            <text:p>0.0476858547</text:p>
          </table:table-cell>
          <table:table-cell office:value-type="float" office:value="0.961486608409255">
            <text:p>0.9614866084</text:p>
          </table:table-cell>
          <table:table-cell office:value-type="float" office:value="1.07">
            <text:p>1.07</text:p>
          </table:table-cell>
          <table:table-cell office:value-type="float" office:value="1.17135741523594">
            <text:p>1.1713574152</text:p>
          </table:table-cell>
          <table:table-cell table:number-columns-repeated="2" office:value-type="float" office:value="0">
            <text:p>0</text:p>
          </table:table-cell>
          <table:table-cell office:value-type="float" office:value="14.87958086101">
            <text:p>14.87958086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648">
            <text:p>648</text:p>
          </table:table-cell>
          <table:table-cell office:value-type="float" office:value="17151">
            <text:p>17151</text:p>
          </table:table-cell>
          <table:table-cell office:value-type="float" office:value="28815">
            <text:p>28815</text:p>
          </table:table-cell>
          <table:table-cell office:value-type="float" office:value="50944">
            <text:p>50944</text:p>
          </table:table-cell>
          <table:table-cell office:value-type="float" office:value="0">
            <text:p>0</text:p>
          </table:table-cell>
          <table:table-cell office:value-type="float" office:value="1412.5">
            <text:p>1412.5</text:p>
          </table:table-cell>
          <table:table-cell office:value-type="float" office:value="1852.2">
            <text:p>1852.2</text:p>
          </table:table-cell>
          <table:table-cell office:value-type="float" office:value="0">
            <text:p>0</text:p>
          </table:table-cell>
          <table:table-cell office:value-type="float" office:value="0.0490196078431373">
            <text:p>0.0490196078</text:p>
          </table:table-cell>
          <table:table-cell office:value-type="float" office:value="0.0363575690954774">
            <text:p>0.0363575691</text:p>
          </table:table-cell>
          <table:table-cell office:value-type="float" office:value="1.19">
            <text:p>1.19</text:p>
          </table:table-cell>
          <table:table-cell office:value-type="float" office:value="1.17627835447905">
            <text:p>1.1762783545</text:p>
          </table:table-cell>
          <table:table-cell office:value-type="float" office:value="1.12984236258201">
            <text:p>1.1298423626</text:p>
          </table:table-cell>
          <table:table-cell office:value-type="float" office:value="0">
            <text:p>0</text:p>
          </table:table-cell>
          <table:table-cell office:value-type="float" office:value="14.48401190703">
            <text:p>14.484011907</text:p>
          </table:table-cell>
          <table:table-cell office:value-type="float" office:value="19.4092392278743">
            <text:p>19.409239227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698">
            <text:p>698</text:p>
          </table:table-cell>
          <table:table-cell office:value-type="float" office:value="17071">
            <text:p>17071</text:p>
          </table:table-cell>
          <table:table-cell office:value-type="float" office:value="29182">
            <text:p>29182</text:p>
          </table:table-cell>
          <table:table-cell office:value-type="float" office:value="53875">
            <text:p>53875</text:p>
          </table:table-cell>
          <table:table-cell office:value-type="float" office:value="0">
            <text:p>0</text:p>
          </table:table-cell>
          <table:table-cell office:value-type="float" office:value="863.25">
            <text:p>863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5815913919539">
            <text:p>0.0295815914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0525070814843">
            <text:p>1.105250708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3.776596648106">
            <text:p>23.7765966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5">
            <text:p>5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16753">
            <text:p>16753</text:p>
          </table:table-cell>
          <table:table-cell office:value-type="float" office:value="30394">
            <text:p>30394</text:p>
          </table:table-cell>
          <table:table-cell office:value-type="float" office:value="56976">
            <text:p>56976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726">
            <text:p>726</text:p>
          </table:table-cell>
          <table:table-cell office:value-type="float" office:value="16441">
            <text:p>16441</text:p>
          </table:table-cell>
          <table:table-cell office:value-type="float" office:value="31665">
            <text:p>31665</text:p>
          </table:table-cell>
          <table:table-cell office:value-type="float" office:value="60254">
            <text:p>6025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28">
            <text:p>128</text:p>
          </table:table-cell>
          <table:table-cell office:value-type="float" office:value="7369.75">
            <text:p>7369.75</text:p>
          </table:table-cell>
          <table:table-cell office:value-type="float" office:value="31151.5">
            <text:p>31151.5</text:p>
          </table:table-cell>
          <table:table-cell office:value-type="float" office:value="17.6">
            <text:p>17.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95">
            <text:p>595</text:p>
          </table:table-cell>
          <table:table-cell office:value-type="float" office:value="16135">
            <text:p>16135</text:p>
          </table:table-cell>
          <table:table-cell office:value-type="float" office:value="32563">
            <text:p>32563</text:p>
          </table:table-cell>
          <table:table-cell office:value-type="float" office:value="63721">
            <text:p>6372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23">
            <text:p>123</text:p>
          </table:table-cell>
          <table:table-cell office:value-type="float" office:value="7537.33333333333">
            <text:p>7537.3333333333</text:p>
          </table:table-cell>
          <table:table-cell office:value-type="float" office:value="31110.6666666667">
            <text:p>31110.6666666667</text:p>
          </table:table-cell>
          <table:table-cell office:value-type="float" office:value="16.6766666666667">
            <text:p>16.6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863">
            <text:p>863</text:p>
          </table:table-cell>
          <table:table-cell office:value-type="float" office:value="1265">
            <text:p>1265</text:p>
          </table:table-cell>
          <table:table-cell office:value-type="float" office:value="15834">
            <text:p>15834</text:p>
          </table:table-cell>
          <table:table-cell office:value-type="float" office:value="33354">
            <text:p>33354</text:p>
          </table:table-cell>
          <table:table-cell office:value-type="float" office:value="67468">
            <text:p>6746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9">
            <text:p>1.19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19">
            <text:p>1.19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.1">
            <text:p>20.1</text:p>
          </table:table-cell>
          <table:table-cell office:value-type="float" office:value="25.4">
            <text:p>25.4</text:p>
          </table:table-cell>
          <table:table-cell office:value-type="float" office:value="38.5">
            <text:p>38.5</text:p>
          </table:table-cell>
          <table:table-cell office:value-type="float" office:value="19749">
            <text:p>19749</text:p>
          </table:table-cell>
          <table:table-cell office:value-type="float" office:value="20071">
            <text:p>20071</text:p>
          </table:table-cell>
          <table:table-cell office:value-type="float" office:value="22643">
            <text:p>226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4:16.50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124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532">
                <text:p>8532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60">
                <text:p>8860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902">
                <text:p>11902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690">
                <text:p>12690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735">
                <text:p>8735</text:p>
              </table:table-cell>
              <table:table-cell office:value-type="float" office:value="11638">
                <text:p>11638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276">
                <text:p>8276</text:p>
              </table:table-cell>
              <table:table-cell office:value-type="float" office:value="11375">
                <text:p>11375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1522">
                <text:p>11522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898">
                <text:p>7898</text:p>
              </table:table-cell>
              <table:table-cell office:value-type="float" office:value="11255">
                <text:p>11255</text:p>
              </table:table-cell>
              <table:table-cell office:value-type="float" office:value="17034">
                <text:p>1703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1130">
                <text:p>11130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230">
                <text:p>8230</text:p>
              </table:table-cell>
              <table:table-cell office:value-type="float" office:value="10656">
                <text:p>10656</text:p>
              </table:table-cell>
              <table:table-cell office:value-type="float" office:value="15211">
                <text:p>1521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58">
                <text:p>8258</text:p>
              </table:table-cell>
              <table:table-cell office:value-type="float" office:value="11801">
                <text:p>11801</text:p>
              </table:table-cell>
              <table:table-cell office:value-type="float" office:value="16127">
                <text:p>161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900">
                <text:p>7900</text:p>
              </table:table-cell>
              <table:table-cell office:value-type="float" office:value="10988">
                <text:p>1098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986">
                <text:p>7986</text:p>
              </table:table-cell>
              <table:table-cell office:value-type="float" office:value="10158">
                <text:p>10158</text:p>
              </table:table-cell>
              <table:table-cell office:value-type="float" office:value="15533">
                <text:p>1553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25">
                <text:p>7725</text:p>
              </table:table-cell>
              <table:table-cell office:value-type="float" office:value="10540">
                <text:p>10540</text:p>
              </table:table-cell>
              <table:table-cell office:value-type="float" office:value="14431">
                <text:p>1443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786">
                <text:p>7786</text:p>
              </table:table-cell>
              <table:table-cell office:value-type="float" office:value="10282">
                <text:p>10282</text:p>
              </table:table-cell>
              <table:table-cell office:value-type="float" office:value="15727">
                <text:p>1572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08">
                <text:p>7908</text:p>
              </table:table-cell>
              <table:table-cell office:value-type="float" office:value="10178">
                <text:p>10178</text:p>
              </table:table-cell>
              <table:table-cell office:value-type="float" office:value="14693">
                <text:p>1469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45">
                <text:p>7945</text:p>
              </table:table-cell>
              <table:table-cell office:value-type="float" office:value="10362">
                <text:p>10362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762">
                <text:p>7762</text:p>
              </table:table-cell>
              <table:table-cell office:value-type="float" office:value="10751">
                <text:p>10751</text:p>
              </table:table-cell>
              <table:table-cell office:value-type="float" office:value="16816">
                <text:p>1681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4">
                <text:p>7844</text:p>
              </table:table-cell>
              <table:table-cell office:value-type="float" office:value="11536">
                <text:p>11536</text:p>
              </table:table-cell>
              <table:table-cell office:value-type="float" office:value="16226">
                <text:p>16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864">
                <text:p>7864</text:p>
              </table:table-cell>
              <table:table-cell office:value-type="float" office:value="10918">
                <text:p>10918</text:p>
              </table:table-cell>
              <table:table-cell office:value-type="float" office:value="15754">
                <text:p>1575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650">
                <text:p>7650</text:p>
              </table:table-cell>
              <table:table-cell office:value-type="float" office:value="10992">
                <text:p>10992</text:p>
              </table:table-cell>
              <table:table-cell office:value-type="float" office:value="16296">
                <text:p>1629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58">
                <text:p>7158</text:p>
              </table:table-cell>
              <table:table-cell office:value-type="float" office:value="11648">
                <text:p>11648</text:p>
              </table:table-cell>
              <table:table-cell office:value-type="float" office:value="16816">
                <text:p>1681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47">
                <text:p>7547</text:p>
              </table:table-cell>
              <table:table-cell office:value-type="float" office:value="11666">
                <text:p>11666</text:p>
              </table:table-cell>
              <table:table-cell office:value-type="float" office:value="16171">
                <text:p>1617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472">
                <text:p>7472</text:p>
              </table:table-cell>
              <table:table-cell office:value-type="float" office:value="11583">
                <text:p>11583</text:p>
              </table:table-cell>
              <table:table-cell office:value-type="float" office:value="18012">
                <text:p>1801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222">
                <text:p>8222</text:p>
              </table:table-cell>
              <table:table-cell office:value-type="float" office:value="11328">
                <text:p>11328</text:p>
              </table:table-cell>
              <table:table-cell office:value-type="float" office:value="18992">
                <text:p>1899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92">
                <text:p>8592</text:p>
              </table:table-cell>
              <table:table-cell office:value-type="float" office:value="11938">
                <text:p>11938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54">
                <text:p>8754</text:p>
              </table:table-cell>
              <table:table-cell office:value-type="float" office:value="11466">
                <text:p>11466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1210">
                <text:p>11210</text:p>
              </table:table-cell>
              <table:table-cell office:value-type="float" office:value="16866">
                <text:p>168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455">
                <text:p>8455</text:p>
              </table:table-cell>
              <table:table-cell office:value-type="float" office:value="11152">
                <text:p>11152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418">
                <text:p>8418</text:p>
              </table:table-cell>
              <table:table-cell office:value-type="float" office:value="11382">
                <text:p>11382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35">
                <text:p>8635</text:p>
              </table:table-cell>
              <table:table-cell office:value-type="float" office:value="11210">
                <text:p>11210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2032">
                <text:p>12032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69">
                <text:p>8269</text:p>
              </table:table-cell>
              <table:table-cell office:value-type="float" office:value="12800">
                <text:p>12800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32">
                <text:p>8532</text:p>
              </table:table-cell>
              <table:table-cell office:value-type="float" office:value="11856">
                <text:p>11856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1802">
                <text:p>11802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848">
                <text:p>1184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018">
                <text:p>12018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650">
                <text:p>11650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86">
                <text:p>8886</text:p>
              </table:table-cell>
              <table:table-cell office:value-type="float" office:value="12788">
                <text:p>12788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630">
                <text:p>13630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754">
                <text:p>12754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84">
                <text:p>8784</text:p>
              </table:table-cell>
              <table:table-cell office:value-type="float" office:value="13938">
                <text:p>13938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802">
                <text:p>14802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595">
                <text:p>14595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923">
                <text:p>14923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798">
                <text:p>16798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6153">
                <text:p>16153</text:p>
              </table:table-cell>
              <table:table-cell office:value-type="float" office:value="28217">
                <text:p>282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442">
                <text:p>16442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95">
                <text:p>10695</text:p>
              </table:table-cell>
              <table:table-cell office:value-type="float" office:value="16757">
                <text:p>16757</text:p>
              </table:table-cell>
              <table:table-cell office:value-type="float" office:value="25606">
                <text:p>2560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1032">
                <text:p>11032</text:p>
              </table:table-cell>
              <table:table-cell office:value-type="float" office:value="16058">
                <text:p>16058</text:p>
              </table:table-cell>
              <table:table-cell office:value-type="float" office:value="27758">
                <text:p>277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9918">
                <text:p>9918</text:p>
              </table:table-cell>
              <table:table-cell office:value-type="float" office:value="15768">
                <text:p>15768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9083">
                <text:p>9083</text:p>
              </table:table-cell>
              <table:table-cell office:value-type="float" office:value="15865">
                <text:p>15865</text:p>
              </table:table-cell>
              <table:table-cell office:value-type="float" office:value="26442">
                <text:p>2644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525">
                <text:p>8525</text:p>
              </table:table-cell>
              <table:table-cell office:value-type="float" office:value="16000">
                <text:p>16000</text:p>
              </table:table-cell>
              <table:table-cell office:value-type="float" office:value="24550">
                <text:p>2455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610">
                <text:p>9610</text:p>
              </table:table-cell>
              <table:table-cell office:value-type="float" office:value="15750">
                <text:p>15750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9240">
                <text:p>9240</text:p>
              </table:table-cell>
              <table:table-cell office:value-type="float" office:value="15330">
                <text:p>15330</text:p>
              </table:table-cell>
              <table:table-cell office:value-type="float" office:value="26367">
                <text:p>2636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464">
                <text:p>8464</text:p>
              </table:table-cell>
              <table:table-cell office:value-type="float" office:value="14884">
                <text:p>14884</text:p>
              </table:table-cell>
              <table:table-cell office:value-type="float" office:value="25477">
                <text:p>2547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9828">
                <text:p>9828</text:p>
              </table:table-cell>
              <table:table-cell office:value-type="float" office:value="15202">
                <text:p>15202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0260">
                <text:p>10260</text:p>
              </table:table-cell>
              <table:table-cell office:value-type="float" office:value="13717">
                <text:p>13717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8550">
                <text:p>8550</text:p>
              </table:table-cell>
              <table:table-cell office:value-type="float" office:value="14248">
                <text:p>14248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8464">
                <text:p>8464</text:p>
              </table:table-cell>
              <table:table-cell office:value-type="float" office:value="13984">
                <text:p>13984</text:p>
              </table:table-cell>
              <table:table-cell office:value-type="float" office:value="24096">
                <text:p>2409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828">
                <text:p>9828</text:p>
              </table:table-cell>
              <table:table-cell office:value-type="float" office:value="15984">
                <text:p>15984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260">
                <text:p>10260</text:p>
              </table:table-cell>
              <table:table-cell office:value-type="float" office:value="16496">
                <text:p>16496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9936">
                <text:p>9936</text:p>
              </table:table-cell>
              <table:table-cell office:value-type="float" office:value="16764">
                <text:p>16764</text:p>
              </table:table-cell>
              <table:table-cell office:value-type="float" office:value="29568">
                <text:p>2956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0956">
                <text:p>10956</text:p>
              </table:table-cell>
              <table:table-cell office:value-type="float" office:value="17556">
                <text:p>17556</text:p>
              </table:table-cell>
              <table:table-cell office:value-type="float" office:value="30120">
                <text:p>3012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620">
                <text:p>11620</text:p>
              </table:table-cell>
              <table:table-cell office:value-type="float" office:value="18592">
                <text:p>18592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208">
                <text:p>12208</text:p>
              </table:table-cell>
              <table:table-cell office:value-type="float" office:value="19808">
                <text:p>19808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132">
                <text:p>12132</text:p>
              </table:table-cell>
              <table:table-cell office:value-type="float" office:value="19578">
                <text:p>19578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068">
                <text:p>13068</text:p>
              </table:table-cell>
              <table:table-cell office:value-type="float" office:value="21441">
                <text:p>21441</text:p>
              </table:table-cell>
              <table:table-cell office:value-type="float" office:value="36780">
                <text:p>3678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0710">
                <text:p>10710</text:p>
              </table:table-cell>
              <table:table-cell office:value-type="float" office:value="20916">
                <text:p>20916</text:p>
              </table:table-cell>
              <table:table-cell office:value-type="float" office:value="38880">
                <text:p>3888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1088">
                <text:p>11088</text:p>
              </table:table-cell>
              <table:table-cell office:value-type="float" office:value="22176">
                <text:p>22176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0239">
                <text:p>10239</text:p>
              </table:table-cell>
              <table:table-cell office:value-type="float" office:value="20478">
                <text:p>20478</text:p>
              </table:table-cell>
              <table:table-cell office:value-type="float" office:value="40440">
                <text:p>40440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1713">
                <text:p>11713</text:p>
              </table:table-cell>
              <table:table-cell office:value-type="float" office:value="23014">
                <text:p>23014</text:p>
              </table:table-cell>
              <table:table-cell office:value-type="float" office:value="43560">
                <text:p>4356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2187">
                <text:p>12187</text:p>
              </table:table-cell>
              <table:table-cell office:value-type="float" office:value="21924">
                <text:p>21924</text:p>
              </table:table-cell>
              <table:table-cell office:value-type="float" office:value="36296">
                <text:p>3629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912">
                <text:p>11912</text:p>
              </table:table-cell>
              <table:table-cell office:value-type="float" office:value="22225">
                <text:p>22225</text:p>
              </table:table-cell>
              <table:table-cell office:value-type="float" office:value="37109">
                <text:p>3710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4535">
                <text:p>14535</text:p>
              </table:table-cell>
              <table:table-cell office:value-type="float" office:value="24573">
                <text:p>24573</text:p>
              </table:table-cell>
              <table:table-cell office:value-type="float" office:value="40955">
                <text:p>4095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5713">
                <text:p>15713</text:p>
              </table:table-cell>
              <table:table-cell office:value-type="float" office:value="26189">
                <text:p>26189</text:p>
              </table:table-cell>
              <table:table-cell office:value-type="float" office:value="44275">
                <text:p>4427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5424">
                <text:p>15424</text:p>
              </table:table-cell>
              <table:table-cell office:value-type="float" office:value="25753">
                <text:p>25753</text:p>
              </table:table-cell>
              <table:table-cell office:value-type="float" office:value="43461">
                <text:p>43461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5820">
                <text:p>15820</text:p>
              </table:table-cell>
              <table:table-cell office:value-type="float" office:value="26572">
                <text:p>26572</text:p>
              </table:table-cell>
              <table:table-cell office:value-type="float" office:value="46331">
                <text:p>4633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151">
                <text:p>17151</text:p>
              </table:table-cell>
              <table:table-cell office:value-type="float" office:value="28815">
                <text:p>28815</text:p>
              </table:table-cell>
              <table:table-cell office:value-type="float" office:value="50944">
                <text:p>5094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071">
                <text:p>17071</text:p>
              </table:table-cell>
              <table:table-cell office:value-type="float" office:value="29182">
                <text:p>29182</text:p>
              </table:table-cell>
              <table:table-cell office:value-type="float" office:value="53875">
                <text:p>5387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753">
                <text:p>16753</text:p>
              </table:table-cell>
              <table:table-cell office:value-type="float" office:value="30394">
                <text:p>30394</text:p>
              </table:table-cell>
              <table:table-cell office:value-type="float" office:value="56976">
                <text:p>5697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441">
                <text:p>16441</text:p>
              </table:table-cell>
              <table:table-cell office:value-type="float" office:value="31665">
                <text:p>31665</text:p>
              </table:table-cell>
              <table:table-cell office:value-type="float" office:value="60254">
                <text:p>6025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6135">
                <text:p>16135</text:p>
              </table:table-cell>
              <table:table-cell office:value-type="float" office:value="32563">
                <text:p>32563</text:p>
              </table:table-cell>
              <table:table-cell office:value-type="float" office:value="63721">
                <text:p>6372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5834">
                <text:p>15834</text:p>
              </table:table-cell>
              <table:table-cell office:value-type="float" office:value="33354">
                <text:p>33354</text:p>
              </table:table-cell>
              <table:table-cell office:value-type="float" office:value="67468">
                <text:p>6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369.75">
                <text:p>7369.7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537.33333333333">
                <text:p>753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6.6766666666667">
                <text:p>16.6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0661830766423">
                <text:p>0.96066183076642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3396517752852">
                <text:p>0.95339651775285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3116600145409">
                <text:p>0.96311660014540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5148784852071">
                <text:p>0.93514878485207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530340891391">
                <text:p>0.975303408913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0624633782389">
                <text:p>0.98062463378238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8810976869981">
                <text:p>0.91881097686998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1807232697224">
                <text:p>0.9618072326972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0670904187843">
                <text:p>0.98067090418784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6339059909019">
                <text:p>0.99633905990901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62158494235652">
                <text:p>0.96215849423565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86869495314002">
                <text:p>0.98686949531400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90653001332091">
                <text:p>0.99065300133209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953996374844">
                <text:p>1.0295399637484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8263937301615">
                <text:p>0.92826393730161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4306576197341">
                <text:p>0.97430657619734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9206628805731">
                <text:p>0.96920662880573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5355169819777">
                <text:p>0.99535516981977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7792449691561">
                <text:p>1.07792449691561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768407697508">
                <text:p>1.0476840769750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05807182455">
                <text:p>1.050580718245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303765413502">
                <text:p>1.0830376541350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6744990663602">
                <text:p>1.0674499066360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2864196329287">
                <text:p>1.0286419632928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0039701408177">
                <text:p>0.97003970140817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864476011844">
                <text:p>1.0886447601184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339033336742">
                <text:p>1.0933903333674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6015548998894">
                <text:p>0.96601554899889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70325122210719">
                <text:p>0.97032512221071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5959832647798">
                <text:p>0.98595983264779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986534412003">
                <text:p>1.0398653441200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258786572544">
                <text:p>1.1125878657254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0772006996422">
                <text:p>1.0077200699642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400148492499">
                <text:p>1.0540014849249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860719675621">
                <text:p>1.0486071967562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633705734587">
                <text:p>1.1063370573458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680278198639">
                <text:p>1.0968027819863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500755820557">
                <text:p>1.0250075582055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922429966226">
                <text:p>1.0292242996622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319389704299">
                <text:p>1.0931938970429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986329815808">
                <text:p>1.098632981580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33909059802">
                <text:p>1.0263390905980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5867669695087">
                <text:p>1.0586766969508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81200478803053">
                <text:p>0.98120047880305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70724388991315">
                <text:p>0.97072438899131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753268172084">
                <text:p>1.1175326817208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885474248475809">
                <text:p>0.88547424847580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980093236407056">
                <text:p>0.98009323640705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44946058130581">
                <text:p>0.94494605813058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916084719421939">
                <text:p>0.91608471942193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0.877406251525879">
                <text:p>0.87740625152587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986363217777778">
                <text:p>0.98636321777777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25315125961719">
                <text:p>0.92531512596171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882656448796158">
                <text:p>0.88265644879615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0556009558496">
                <text:p>1.1055600955849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6109002450686">
                <text:p>1.0610900245068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453597229807">
                <text:p>1.1245359722980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841667377593435">
                <text:p>0.84166737759343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6675050930843">
                <text:p>1.1667505093084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157755682699">
                <text:p>1.1615775568269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534106648199">
                <text:p>1.1653410664819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7505191700537">
                <text:p>1.0750519170053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8378798501152">
                <text:p>1.0837879850115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22081550540864">
                <text:p>1.2208155054086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5043231523415">
                <text:p>1.1504323152341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505191700537">
                <text:p>1.0750519170053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74379882314305">
                <text:p>0.97437988231430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0438614909986">
                <text:p>1.1043861490998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3711365928123">
                <text:p>1.1371136592812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9525902138851">
                <text:p>1.0952590213885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0413659247319">
                <text:p>1.0041365924731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1421566457317">
                <text:p>1.1142156645731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7474206791166">
                <text:p>1.1747420679116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18799658161361">
                <text:p>1.18799658161361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7627835447905">
                <text:p>1.1762783544790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10525070814843">
                <text:p>1.1052507081484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31151.5">
                <text:p>31151.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31110.6666666667">
                <text:p>3111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